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00500000005D8914670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a807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839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a877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908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917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966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1001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1040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1116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a1157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a1170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a1179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a1188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a1197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a1206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true" draw:auto-grow-width="false" fo:padding-top="0.14cm" fo:padding-bottom="0.14cm" fo:padding-left="0.28cm" fo:padding-right="0.28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7-blank-白紙-title">
      <style:graphic-properties draw:stroke="none" draw:fill="none" draw:textarea-horizontal-align="left" draw:textarea-vertical-align="middle" draw:auto-grow-height="true" draw:auto-grow-width="false" fo:padding-top="0.14cm" fo:padding-bottom="0.14cm" fo:padding-left="0.28cm" fo:padding-right="0.28cm" fo:wrap-option="wrap"/>
    </style:style>
    <style:style style:name="pr2" style:family="presentation" style:parent-style-name="Master1-Layout7-blank-白紙-sub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pr3" style:family="presentation" style:parent-style-name="Master1-Layout7-blank-白紙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4" style:family="presentation" style:parent-style-name="Master1-Layout7-blank-白紙-notes">
      <style:graphic-properties draw:fill-color="#ffffff" fo:min-height="12.573cm"/>
    </style:style>
    <style:style style:name="pr5" style:family="presentation" style:parent-style-name="Master1-Layout7-blank-白紙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pr6" style:family="presentation" style:parent-style-name="Master1-Layout7-blank-白紙-sub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pr7" style:family="presentation" style:parent-style-name="Master1-Layout7-blank-白紙-notes">
      <style:graphic-properties draw:stroke="none" draw:fill="none" draw:fill-color="#ffffff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3.613cm" style:use-optimal-column-width="false"/>
    </style:style>
    <style:style style:name="co2" style:family="table-column">
      <style:table-column-properties style:column-width="3.621cm" style:use-optimal-column-width="false"/>
    </style:style>
    <style:style style:name="ro1" style:family="table-row">
      <style:table-row-properties style:row-height="1.857cm"/>
    </style:style>
    <style:style style:name="ro2" style:family="table-row">
      <style:table-row-properties style:row-height="1.865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33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233cm" fo:margin-bottom="0cm" fo:line-height="9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233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233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572314" style:text-line-through-style="none" style:text-position="0% 100%" fo:font-family="'Gill Sans MT'" fo:font-size="47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47pt" style:font-style-asian="normal" style:font-weight-asian="normal" style:font-size-complex="47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35pt" style:language-asian="ja" style:country-asian="JP" style:font-style-asian="normal" style:font-weight-asian="normal" style:font-size-complex="35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Gill Sans MT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Gill Sans MT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ff0000" style:text-line-through-style="none" style:text-position="0% 100%" fo:font-family="'Gill Sans MT'" fo:font-size="47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47pt" style:font-style-asian="normal" style:font-weight-asian="normal" style:font-size-complex="47pt" style:font-style-complex="normal" style:font-weight-complex="normal"/>
    </style:style>
    <style:style style:name="T7" style:family="text">
      <style:text-properties fo:color="#ff00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8" style:family="text">
      <style:text-properties fo:color="#572314" style:text-line-through-style="none" style:text-position="0% 100%" fo:font-family="'Gill Sans MT'" fo:font-size="47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HGｺﾞｼｯｸE" style:font-size-asian="47pt" style:language-asian="ja" style:country-asian="JP" style:font-style-asian="normal" style:font-weight-asian="normal" style:font-size-complex="47pt" style:font-style-complex="normal" style:font-weight-complex="normal"/>
    </style:style>
    <style:style style:name="T9" style:family="text">
      <style:text-properties fo:color="#000000" style:text-line-through-style="none" style:text-position="0% 100%" fo:font-family="'Gill Sans M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Gill Sans M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663300" style:text-line-through-style="none" style:text-position="0% 100%" fo:font-family="'Gill Sans M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6633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'Gill Sans MT'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7pt" style:language-asian="ja" style:country-asian="JP" style:font-style-asian="normal" style:font-weight-asian="normal" style:font-size-complex="27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'Gill Sans MT'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T15" style:family="text">
      <style:text-properties fo:color="#663300" style:text-line-through-style="none" style:text-position="0% 100%" fo:font-family="'Gill Sans MT'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T16" style:family="text">
      <style:text-properties fo:color="#572314" style:text-line-through-style="none" style:text-position="0% 100%" fo:font-family="'Gill Sans MT'" fo:font-size="5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HGｺﾞｼｯｸE" style:font-size-asian="54pt" style:language-asian="ja" style:country-asian="JP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白紙" presentation:presentation-page-layout-name="AL1T13">
        <draw:frame draw:name="タイトル 1" presentation:style-name="pr1" draw:text-style-name="P2" draw:layer="layout" svg:width="25.202cm" svg:height="2.27cm" svg:x="0cm" svg:y="1.456cm" presentation:class="title">
          <draw:text-box>
            <text:p text:style-name="P1"><text:span text:style-name="T1">CPU</text:span><text:span text:style-name="T1">実験</text:span><text:span text:style-name="T1">mul4</text:span><text:span text:style-name="T1">班</text:span></text:p>
          </draw:text-box>
        </draw:frame>
        <draw:frame draw:name="サブタイトル 2" presentation:style-name="pr2" draw:text-style-name="P2" draw:layer="layout" svg:width="25.202cm" svg:height="13.86cm" svg:x="0cm" svg:y="4.912cm" presentation:class="subtitle">
          <draw:text-box>
            <text:p text:style-name="P3"><text:span text:style-name="T2">相馬悠紀</text:span><text:span text:style-name="T3">(</text:span><text:span text:style-name="T2">シミュレータ</text:span><text:span text:style-name="T3">)</text:span></text:p>
            <text:p text:style-name="P3"><text:span text:style-name="T2">中川翔太</text:span><text:span text:style-name="T3">(FPU/</text:span><text:span text:style-name="T3">班長</text:span><text:span text:style-name="T3">)</text:span></text:p>
            <text:p text:style-name="P3"><text:span text:style-name="T2">林周斗</text:span><text:span text:style-name="T3">(</text:span><text:span text:style-name="T2">コンパイラ</text:span><text:span text:style-name="T3">)</text:span></text:p>
            <text:p text:style-name="P3"><text:span text:style-name="T2">室屋晃子</text:span><text:span text:style-name="T3">(</text:span><text:span text:style-name="T2">コア</text:span><text:span text:style-name="T3">)</text:span></text:p>
            <text:p text:style-name="P3"><text:span text:style-name="T3"/></text:p>
            <text:p text:style-name="P3"><text:span text:style-name="T4">10/09</text:span><text:span text:style-name="T5">発表</text:span></text:p>
          </draw:text-box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1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3" draw:master-page-name="Master1-Layout7-blank-白紙" presentation:presentation-page-layout-name="AL1T13">
        <draw:frame draw:name="タイトル 1" draw:style-name="gr2" draw:text-style-name="P2" draw:layer="layout" svg:width="25.202cm" svg:height="2.27cm" svg:x="0cm" svg:y="1.456cm">
          <draw:text-box>
            <text:p text:style-name="P1"><text:span text:style-name="T1">CPU</text:span><text:span text:style-name="T1">実験</text:span><text:span text:style-name="T6">mul4</text:span><text:span text:style-name="T1">班</text:span></text:p>
          </draw:text-box>
        </draw:frame>
        <draw:frame draw:name="サブタイトル 2" draw:style-name="gr3" draw:text-style-name="P2" draw:layer="layout" svg:width="25.202cm" svg:height="13.86cm" svg:x="0cm" svg:y="4.912cm">
          <draw:text-box>
            <text:p text:style-name="P3"><text:span text:style-name="T2">相馬悠紀</text:span><text:span text:style-name="T3">(1210</text:span><text:span text:style-name="T7">12</text:span><text:span text:style-name="T3">)</text:span></text:p>
            <text:p text:style-name="P3"><text:span text:style-name="T2">中川翔太</text:span><text:span text:style-name="T3">(1210</text:span><text:span text:style-name="T7">16</text:span><text:span text:style-name="T3">)</text:span></text:p>
            <text:p text:style-name="P3"><text:span text:style-name="T2">林周斗</text:span><text:span text:style-name="T3">(1210</text:span><text:span text:style-name="T7">20</text:span><text:span text:style-name="T3">)</text:span></text:p>
            <text:p text:style-name="P3"><text:span text:style-name="T2">室屋晃子</text:span><text:span text:style-name="T3">(1210</text:span><text:span text:style-name="T7">24</text:span><text:span text:style-name="T3">)</text:span></text:p>
            <text:p text:style-name="P3"><text:span text:style-name="T3"/></text:p>
            <text:p text:style-name="P3"><text:span text:style-name="T4">10/09</text:span><text:span text:style-name="T5">発表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" draw:style-name="dp5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命令セット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4"><text:span text:style-name="T2">基本的に</text:span><text:span text:style-name="T3">MIPS</text:span></text:p>
            <text:p text:style-name="P4"><text:span text:style-name="T3">- </text:span><text:span text:style-name="T2">命令長は</text:span><text:span text:style-name="T3">32bit</text:span></text:p>
            <text:p text:style-name="P4"><text:span text:style-name="T3"/></text:p>
            <text:p text:style-name="P4"><text:span text:style-name="T2">あると便利そうな命令を積極的に取り入れた</text:span></text:p>
            <text:p text:style-name="P4"><text:span text:style-name="T3">- </text:span><text:span text:style-name="T2">絶対値、符号反転</text:span></text:p>
            <text:p text:style-name="P4"><text:span text:style-name="T3">- </text:span><text:span text:style-name="T2">レジスタ値の和をアドレスとするロード</text:span><text:span text:style-name="T3">/</text:span><text:span text:style-name="T2">ストア命令</text:span></text:p>
            <text:p text:style-name="P4"><text:span text:style-name="T3">- </text:span><text:span text:style-name="T2">移動命令</text:span></text:p>
          </draw:text-box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3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6" draw:master-page-name="Master1-Layout7-blank-白紙" presentation:presentation-page-layout-name="AL1T13">
        <draw:frame draw:name="タイトル 1" presentation:style-name="pr1" draw:text-style-name="P2" draw:layer="layout" svg:width="25.202cm" svg:height="2.27cm" svg:x="0cm" svg:y="1.456cm" presentation:class="title">
          <draw:text-box>
            <text:p text:style-name="P1"><text:span text:style-name="T8">命令形式</text:span></text:p>
          </draw:text-box>
        </draw:frame>
        <draw:frame draw:style-name="standard" draw:layer="layout" svg:width="25.298cm" svg:height="14.863cm" svg:x="0.701cm" svg:y="4.636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形式</text:p>
              </table:table-cell>
              <table:table-cell>
                <text:p text:style-name="P5">31-26</text:p>
              </table:table-cell>
              <table:table-cell>
                <text:p text:style-name="P5">25-21</text:p>
              </table:table-cell>
              <table:table-cell>
                <text:p text:style-name="P5">20-16</text:p>
              </table:table-cell>
              <table:table-cell>
                <text:p text:style-name="P5">15-11</text:p>
              </table:table-cell>
              <table:table-cell>
                <text:p text:style-name="P5">10-6</text:p>
              </table:table-cell>
              <table:table-cell>
                <text:p text:style-name="P5">5-0</text:p>
              </table:table-cell>
            </table:table-row>
            <table:table-row table:style-name="ro1" table:default-cell-style-name="ce1">
              <table:table-cell>
                <text:p text:style-name="P5">R</text:p>
              </table:table-cell>
              <table:table-cell>
                <text:p text:style-name="P5">opcode</text:p>
              </table:table-cell>
              <table:table-cell>
                <text:p text:style-name="P5">rs</text:p>
              </table:table-cell>
              <table:table-cell>
                <text:p text:style-name="P5">rt</text:p>
              </table:table-cell>
              <table:table-cell>
                <text:p text:style-name="P5">rd</text:p>
              </table:table-cell>
              <table:table-cell>
                <text:p text:style-name="P5">amt</text:p>
              </table:table-cell>
              <table:table-cell>
                <text:p text:style-name="P5">func</text:p>
              </table:table-cell>
            </table:table-row>
            <table:table-row table:style-name="ro1" table:default-cell-style-name="ce1">
              <table:table-cell>
                <text:p text:style-name="P5">FR</text:p>
              </table:table-cell>
              <table:table-cell>
                <text:p text:style-name="P5">opcode</text:p>
              </table:table-cell>
              <table:table-cell>
                <text:p text:style-name="P5">fs</text:p>
              </table:table-cell>
              <table:table-cell>
                <text:p text:style-name="P5">ft</text:p>
              </table:table-cell>
              <table:table-cell>
                <text:p text:style-name="P5">fd</text:p>
              </table:table-cell>
              <table:table-cell>
                <text:p text:style-name="P5">ant</text:p>
              </table:table-cell>
              <table:table-cell>
                <text:p text:style-name="P5">func</text:p>
              </table:table-cell>
            </table:table-row>
            <table:table-row table:style-name="ro1" table:default-cell-style-name="ce1">
              <table:table-cell>
                <text:p text:style-name="P5">MR</text:p>
              </table:table-cell>
              <table:table-cell>
                <text:p text:style-name="P5">opcode</text:p>
              </table:table-cell>
              <table:table-cell>
                <text:p text:style-name="P5">rs</text:p>
              </table:table-cell>
              <table:table-cell>
                <text:p text:style-name="P5">rt</text:p>
              </table:table-cell>
              <table:table-cell>
                <text:p text:style-name="P5">fd</text:p>
              </table:table-cell>
              <table:table-cell>
                <text:p text:style-name="P5">amt</text:p>
              </table:table-cell>
              <table:table-cell>
                <text:p text:style-name="P5">func</text:p>
              </table:table-cell>
            </table:table-row>
            <table:table-row table:style-name="ro1" table:default-cell-style-name="ce1">
              <table:table-cell>
                <text:p text:style-name="P5">I</text:p>
              </table:table-cell>
              <table:table-cell>
                <text:p text:style-name="P5">opcode</text:p>
              </table:table-cell>
              <table:table-cell>
                <text:p text:style-name="P5">rs</text:p>
              </table:table-cell>
              <table:table-cell>
                <text:p text:style-name="P5">rt</text:p>
              </table:table-cell>
              <table:table-cell table:number-columns-spanned="3">
                <text:p text:style-name="P5">imm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5">FI</text:p>
              </table:table-cell>
              <table:table-cell>
                <text:p text:style-name="P5">opcode</text:p>
              </table:table-cell>
              <table:table-cell>
                <text:p text:style-name="P5">fs</text:p>
              </table:table-cell>
              <table:table-cell>
                <text:p text:style-name="P5">ft</text:p>
              </table:table-cell>
              <table:table-cell table:number-columns-spanned="3">
                <text:p text:style-name="P5">imm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5">MI</text:p>
              </table:table-cell>
              <table:table-cell>
                <text:p text:style-name="P5">opcode</text:p>
              </table:table-cell>
              <table:table-cell>
                <text:p text:style-name="P5">rs</text:p>
              </table:table-cell>
              <table:table-cell>
                <text:p text:style-name="P5">ft</text:p>
              </table:table-cell>
              <table:table-cell table:number-columns-spanned="3">
                <text:p text:style-name="P5">imm</text:p>
              </table:table-cell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5">J</text:p>
              </table:table-cell>
              <table:table-cell table:number-columns-spanned="6">
                <text:p text:style-name="P5">addr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4" presentation:class="page"/>
          <draw:frame draw:name="ノート プレースホルダ 2"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4" draw:style-name="dp7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算術演算命令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6"><text:span text:style-name="T9">四則演算</text:span></text:p>
            <text:p text:style-name="P6"><text:span text:style-name="T10">- </text:span><text:span text:style-name="T11">add, sub</text:span><text:span text:style-name="T10"> : R[rd] = R[rs] op R[rt]</text:span></text:p>
            <text:p text:style-name="P6"><text:span text:style-name="T10">- </text:span><text:span text:style-name="T11">mul, div</text:span><text:span text:style-name="T10"> : </text:span><text:span text:style-name="T9">レジスタ</text:span><text:span text:style-name="T10">Hi,Lo</text:span><text:span text:style-name="T9">に結果を書き込み</text:span></text:p>
            <text:p text:style-name="P6"><text:span text:style-name="T10">- </text:span><text:span text:style-name="T11">addi, subi</text:span><text:span text:style-name="T10"> : R[rt] = R[rs] op imm</text:span></text:p>
            <text:p text:style-name="P6"><text:span text:style-name="T10">- </text:span><text:span text:style-name="T11">addf, subf, mulf, divf</text:span><text:span text:style-name="T10"> : float</text:span></text:p>
            <text:p text:style-name="P6"><text:span text:style-name="T10"/></text:p>
            <text:p text:style-name="P6"><text:span text:style-name="T9">その他の演算</text:span></text:p>
            <text:p text:style-name="P6"><text:span text:style-name="T10">- </text:span><text:span text:style-name="T11">abs, absf</text:span><text:span text:style-name="T10"> : </text:span><text:span text:style-name="T9">絶対値</text:span></text:p>
            <text:p text:style-name="P6"><text:span text:style-name="T10">- </text:span><text:span text:style-name="T11">neg, negf</text:span><text:span text:style-name="T10"> : </text:span><text:span text:style-name="T9">符号反転</text:span></text:p>
            <text:p text:style-name="P6"><text:span text:style-name="T10">- </text:span><text:span text:style-name="T11">sqrt</text:span><text:span text:style-name="T10"> : </text:span><text:span text:style-name="T9">平方根</text:span></text:p>
          </draw:text-box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5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8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論理演算命令・シフト命令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7"><text:span text:style-name="T2">論理演算命令</text:span></text:p>
            <text:p text:style-name="P7"><text:span text:style-name="T3">- </text:span><text:span text:style-name="T12">and, or, nor</text:span><text:span text:style-name="T3"> : R[rd] = R[rs] op R[rt]</text:span></text:p>
            <text:p text:style-name="P7"><text:span text:style-name="T3">- </text:span><text:span text:style-name="T12">andi, ori</text:span><text:span text:style-name="T3"> : R[rt] = R[rs] op imm</text:span></text:p>
            <text:p text:style-name="P7"><text:span text:style-name="T3"/></text:p>
            <text:p text:style-name="P7"><text:span text:style-name="T2">シフト命令</text:span></text:p>
            <text:p text:style-name="P7"><text:span text:style-name="T3">- </text:span><text:span text:style-name="T12">sll, srl</text:span><text:span text:style-name="T3"> : </text:span><text:span text:style-name="T2">論理左</text:span><text:span text:style-name="T3">/</text:span><text:span text:style-name="T2">右シフト</text:span></text:p>
            <text:p text:style-name="P7"><text:span text:style-name="T3">- </text:span><text:span text:style-name="T12">sra</text:span><text:span text:style-name="T3"> : </text:span><text:span text:style-name="T2">算術右シフト</text:span></text:p>
          </draw:text-box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6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9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ロード</text:span><text:span text:style-name="T8">/</text:span><text:span text:style-name="T8">ストア命令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6"><text:span text:style-name="T9">メモリアクセスはワード</text:span><text:span text:style-name="T10">(32bit)</text:span><text:span text:style-name="T9">ごと</text:span></text:p>
            <text:p text:style-name="P6"><text:span text:style-name="T10"/></text:p>
            <text:p text:style-name="P6"><text:span text:style-name="T9">ロード命令</text:span></text:p>
            <text:p text:style-name="P6"><text:span text:style-name="T10">- </text:span><text:span text:style-name="T11">lw, lwf</text:span><text:span text:style-name="T10"> : 2</text:span><text:span text:style-name="T9">つのレジスタ値の和をアドレスとする</text:span></text:p>
            <text:p text:style-name="P6"><text:span text:style-name="T10">- </text:span><text:span text:style-name="T11">lwi, lwif</text:span><text:span text:style-name="T10"> : </text:span><text:span text:style-name="T9">レジスタ値と即値の和をアドレスとする</text:span></text:p>
            <text:p text:style-name="P6"><text:span text:style-name="T10"/></text:p>
            <text:p text:style-name="P6"><text:span text:style-name="T9">ストア命令</text:span></text:p>
            <text:p text:style-name="P6"><text:span text:style-name="T10">- </text:span><text:span text:style-name="T11">sw, swf</text:span></text:p>
            <text:p text:style-name="P6"><text:span text:style-name="T10">- </text:span><text:span text:style-name="T11">swi, swif</text:span></text:p>
          </draw:text-box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7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0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比較命令・分岐命令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6"><text:span text:style-name="T13">比較命令</text:span></text:p>
            <text:p text:style-name="P6"><text:span text:style-name="T14">- </text:span><text:span text:style-name="T15">cmp, cmpf</text:span><text:span text:style-name="T14"> : R[rd] = if (R[rs] &lt;= R[rt]) ? 1 : 0</text:span></text:p>
            <text:p text:style-name="P6"><text:span text:style-name="T14"/></text:p>
            <text:p text:style-name="P6"><text:span text:style-name="T13">無条件分岐命令</text:span></text:p>
            <text:p text:style-name="P6"><text:span text:style-name="T14">- </text:span><text:span text:style-name="T15">j</text:span><text:span text:style-name="T14"> : PC = PC</text:span><text:span text:style-name="T13">の上位</text:span><text:span text:style-name="T14">6bit</text:span><text:span text:style-name="T13">と</text:span><text:span text:style-name="T14">addr(26bit</text:span><text:span text:style-name="T13">即値</text:span><text:span text:style-name="T14">)</text:span><text:span text:style-name="T13">の連接</text:span></text:p>
            <text:p text:style-name="P6"><text:span text:style-name="T14">- </text:span><text:span text:style-name="T15">jl</text:span><text:span text:style-name="T14"> : </text:span><text:span text:style-name="T13">戻り番地をレジスタに保存</text:span></text:p>
            <text:p text:style-name="P6"><text:span text:style-name="T14">- </text:span><text:span text:style-name="T15">jr</text:span><text:span text:style-name="T14"> : PC = R[rs]</text:span></text:p>
            <text:p text:style-name="P6"><text:span text:style-name="T14"/></text:p>
            <text:p text:style-name="P6"><text:span text:style-name="T13">条件分岐命令</text:span></text:p>
            <text:p text:style-name="P6"><text:span text:style-name="T14">- </text:span><text:span text:style-name="T15">beq, beqf</text:span><text:span text:style-name="T14"> : if (R[rs] == R[rt]) PC = PC + imm</text:span></text:p>
            <text:p text:style-name="P6"><text:span text:style-name="T14">- </text:span><text:span text:style-name="T15">bne, bnef</text:span><text:span text:style-name="T14"> : if (R[rs] != R[rt]) PC = PC + imm</text:span></text:p>
          </draw:text-box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8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1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移動命令・その他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4"><text:span text:style-name="T9">移動命令</text:span></text:p>
            <text:p text:style-name="P4"><text:span text:style-name="T10">- </text:span><text:span text:style-name="T11">mv, mvf</text:span><text:span text:style-name="T10"> : R[rd] = R[rs]</text:span></text:p>
            <text:p text:style-name="P4"><text:span text:style-name="T10">- </text:span><text:span text:style-name="T11">mfhi, mflo</text:span><text:span text:style-name="T10"> : R[rd] = Hi,Lo</text:span></text:p>
            <text:p text:style-name="P4"><text:span text:style-name="T10"/></text:p>
            <text:p text:style-name="P4"><text:span text:style-name="T9">その他の命令</text:span></text:p>
            <text:p text:style-name="P4"><text:span text:style-name="T10">- </text:span><text:span text:style-name="T11">nop</text:span></text:p>
            <text:p text:style-name="P4"><text:span text:style-name="T10">- </text:span><text:span text:style-name="T11">dbg</text:span><text:span text:style-name="T10"> : </text:span><text:span text:style-name="T9">シミュレータ用デバッグ命令</text:span></text:p>
            <text:p text:style-name="P4"><text:span text:style-name="T10">- </text:span><text:span text:style-name="T11">halt</text:span><text:span text:style-name="T10"> : </text:span><text:span text:style-name="T9">停止</text:span></text:p>
            <text:p text:style-name="P4"><text:span text:style-name="T10">- </text:span><text:span text:style-name="T11">rst</text:span><text:span text:style-name="T10"> : </text:span><text:span text:style-name="T9">レジスタをリセット</text:span></text:p>
          </draw:text-box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9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2" draw:master-page-name="Master1-Layout7-blank-白紙" presentation:presentation-page-layout-name="AL1T13">
        <draw:frame draw:name="図 8" draw:style-name="gr4" draw:layer="layout" svg:width="28.002cm" svg:height="20.327cm" svg:x="0cm" svg:y="0cm">
          <draw:image xlink:href="">
            <text:p/>
          </draw:image>
          <svg:desc>schedule.png</svg:desc>
        </draw:frame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8"><text:span text:style-name="T16">線表</text:span></text:p>
          </draw:text-box>
        </draw:frame>
        <draw:frame draw:name="サブタイトル 2" draw:style-name="gr5" draw:text-style-name="P2" draw:layer="layout" svg:width="25.202cm" svg:height="13.86cm" svg:x="0cm" svg:y="4.912cm">
          <draw:text-box>
            <text:p/>
          </draw:text-box>
        </draw:frame>
        <presentation:notes draw:style-name="dp2">
          <draw:page-thumbnail draw:name="スライド イメージ プレースホルダ 1" draw:style-name="gr1" draw:layer="layout" svg:width="13.97cm" svg:height="10.477cm" svg:x="3.81cm" svg:y="2.121cm" draw:page-number="10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3" draw:master-page-name="Master1-Layout7-blank-白紙" presentation:presentation-page-layout-name="AL1T13">
        <draw:frame draw:name="Picture 2" draw:style-name="gr6" draw:layer="layout" svg:width="28.002cm" svg:height="20.321cm" svg:x="0cm" svg:y="0cm">
          <draw:image xlink:href="">
            <text:p/>
          </draw:image>
          <svg:desc>C:\Users\yukisoma\Desktop\core_schedule.png</svg:desc>
        </draw:frame>
        <draw:frame draw:name="タイトル 1" draw:style-name="gr7" draw:text-style-name="P2" draw:layer="layout" svg:width="25.202cm" svg:height="3.506cm" svg:x="0cm" svg:y="0.838cm">
          <draw:text-box>
            <text:p text:style-name="P8"><text:span text:style-name="T16">線表 – コア係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1" draw:style-name="dp14" draw:master-page-name="Master1-Layout7-blank-白紙" presentation:presentation-page-layout-name="AL1T13">
        <draw:frame draw:name="Picture 2" draw:style-name="gr6" draw:layer="layout" svg:width="28.002cm" svg:height="20.321cm" svg:x="0cm" svg:y="0cm">
          <draw:image xlink:href="">
            <text:p/>
          </draw:image>
          <svg:desc>C:\Users\yukisoma\Desktop\compiler_schedule.png</svg:desc>
        </draw:frame>
        <draw:frame draw:name="タイトル 1" draw:style-name="gr7" draw:text-style-name="P2" draw:layer="layout" svg:width="25.202cm" svg:height="3.506cm" svg:x="0cm" svg:y="0.838cm">
          <draw:text-box>
            <text:p text:style-name="P8"><text:span text:style-name="T16">線表 – コンパイラ係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3" draw:style-name="dp15" draw:master-page-name="Master1-Layout7-blank-白紙" presentation:presentation-page-layout-name="AL1T13">
        <draw:frame draw:name="Picture 2" draw:style-name="gr6" draw:layer="layout" svg:width="28.002cm" svg:height="20.321cm" svg:x="0cm" svg:y="0cm">
          <draw:image xlink:href="">
            <text:p/>
          </draw:image>
          <svg:desc>C:\Users\yukisoma\Desktop\simulator_schedule.png</svg:desc>
        </draw:frame>
        <draw:frame draw:name="タイトル 1" draw:style-name="gr7" draw:text-style-name="P2" draw:layer="layout" svg:width="25.202cm" svg:height="3.506cm" svg:x="0cm" svg:y="0.838cm">
          <draw:text-box>
            <text:p text:style-name="P8"><text:span text:style-name="T16">線表 – シミュレータ係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2" draw:style-name="dp16" draw:master-page-name="Master1-Layout7-blank-白紙" presentation:presentation-page-layout-name="AL1T13">
        <draw:frame draw:name="Picture 2" draw:style-name="gr6" draw:layer="layout" svg:width="28.002cm" svg:height="20.321cm" svg:x="0cm" svg:y="0cm">
          <draw:image xlink:href="">
            <text:p/>
          </draw:image>
          <svg:desc>C:\Users\yukisoma\Desktop\fpu_schedule.png</svg:desc>
        </draw:frame>
        <draw:frame draw:name="タイトル 1" draw:style-name="gr7" draw:text-style-name="P2" draw:layer="layout" svg:width="25.202cm" svg:height="3.506cm" svg:x="0cm" svg:y="0.838cm">
          <draw:text-box>
            <text:p text:style-name="P8"><text:span text:style-name="T16">線表 – </text:span><text:span text:style-name="T16">FPU</text:span><text:span text:style-name="T16">係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4" draw:style-name="dp17" draw:master-page-name="Master1-Layout7-blank-白紙" presentation:presentation-page-layout-name="AL1T13">
        <draw:frame draw:name="タイトル 1" draw:style-name="gr3" draw:text-style-name="P2" draw:layer="layout" svg:width="25.202cm" svg:height="7.801cm" svg:x="0.999cm" svg:y="6.899cm">
          <draw:text-box>
            <text:p text:style-name="P9"><text:span text:style-name="T16">目指せ年内完動</text:span><text:span text:style-name="T16">!!</text:span></text:p>
            <text:p text:style-name="P9"><text:span text:style-name="T16"/></text:p>
            <text:p text:style-name="P9"><text:span text:style-name="T16">Thank you for listening!</text:span></text:p>
          </draw:text-box>
        </draw:frame>
        <draw:frame draw:name="テキスト ボックス 2" draw:style-name="gr8" draw:text-style-name="P2" draw:layer="layout" svg:width="5.1cm" svg:height="1.44cm" svg:x="22cm" svg:y="18.06cm">
          <draw:text-box>
            <text:p text:style-name="P1"><text:span text:style-name="T5">mul4</text:span><text:span text:style-name="T5">班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a10" draw:style="radial" draw:cx="-408%" draw:cy="-50%" draw:start-color="#fffefa" draw:end-color="#fffcf6" draw:start-intensity="55%" draw:end-intensity="70%" draw:border="0%"/>
    <draw:gradient draw:name="a112" draw:style="radial" draw:cx="25%" draw:cy="13%" draw:start-color="#c3e3f0" draw:end-color="#d9f4ff" draw:start-intensity="90%" draw:end-intensity="95%" draw:border="0%"/>
    <draw:gradient draw:name="a144" draw:style="radial" draw:cx="-408%" draw:cy="-50%" draw:start-color="#fffefa" draw:end-color="#fffcf6" draw:start-intensity="55%" draw:end-intensity="70%" draw:border="0%"/>
    <draw:gradient draw:name="a236" draw:style="radial" draw:cx="25%" draw:cy="13%" draw:start-color="#c3e3f0" draw:end-color="#d9f4ff" draw:start-intensity="90%" draw:end-intensity="95%" draw:border="0%"/>
    <draw:gradient draw:name="a268" draw:style="radial" draw:cx="-408%" draw:cy="-50%" draw:start-color="#fffefa" draw:end-color="#fffcf6" draw:start-intensity="55%" draw:end-intensity="70%" draw:border="0%"/>
    <draw:gradient draw:name="a460" draw:style="radial" draw:cx="-408%" draw:cy="-50%" draw:start-color="#fffefa" draw:end-color="#fffcf6" draw:start-intensity="55%" draw:end-intensity="70%" draw:border="0%"/>
    <draw:gradient draw:name="a656" draw:style="radial" draw:cx="-408%" draw:cy="-50%" draw:start-color="#fffefa" draw:end-color="#fffcf6" draw:start-intensity="55%" draw:end-intensity="70%" draw:border="0%"/>
    <draw:gradient draw:name="a730" draw:style="radial" draw:cx="-408%" draw:cy="-50%" draw:start-color="#fffefa" draw:end-color="#fffcf6" draw:start-intensity="55%" draw:end-intensity="70%" draw:border="0%"/>
    <draw:gradient draw:name="a84" draw:style="radial" draw:cx="-408%" draw:cy="-50%" draw:start-color="#fffefa" draw:end-color="#fffcf6" draw:start-intensity="55%" draw:end-intensity="70%" draw:border="0%"/>
    <draw:fill-image draw:name="a0" xlink:href="Pictures/100002010000000500000005D8914670.png" xlink:type="simple" xlink:show="embed" xlink:actuate="onLoad"/>
    <draw:fill-image draw:name="a1001" xlink:href="Pictures/100002010000000500000005D8914670.png" xlink:type="simple" xlink:show="embed" xlink:actuate="onLoad"/>
    <draw:fill-image draw:name="a1040" xlink:href="Pictures/100002010000000500000005D8914670.png" xlink:type="simple" xlink:show="embed" xlink:actuate="onLoad"/>
    <draw:fill-image draw:name="a1116" xlink:href="Pictures/100002010000000500000005D8914670.png" xlink:type="simple" xlink:show="embed" xlink:actuate="onLoad"/>
    <draw:fill-image draw:name="a1157" xlink:href="Pictures/100002010000000500000005D8914670.png" xlink:type="simple" xlink:show="embed" xlink:actuate="onLoad"/>
    <draw:fill-image draw:name="a1170" xlink:href="Pictures/100002010000000500000005D8914670.png" xlink:type="simple" xlink:show="embed" xlink:actuate="onLoad"/>
    <draw:fill-image draw:name="a1179" xlink:href="Pictures/100002010000000500000005D8914670.png" xlink:type="simple" xlink:show="embed" xlink:actuate="onLoad"/>
    <draw:fill-image draw:name="a1188" xlink:href="Pictures/100002010000000500000005D8914670.png" xlink:type="simple" xlink:show="embed" xlink:actuate="onLoad"/>
    <draw:fill-image draw:name="a1197" xlink:href="Pictures/100002010000000500000005D8914670.png" xlink:type="simple" xlink:show="embed" xlink:actuate="onLoad"/>
    <draw:fill-image draw:name="a1206" xlink:href="Pictures/100002010000000500000005D8914670.png" xlink:type="simple" xlink:show="embed" xlink:actuate="onLoad"/>
    <draw:fill-image draw:name="a134" xlink:href="Pictures/100002010000000500000005D8914670.png" xlink:type="simple" xlink:show="embed" xlink:actuate="onLoad"/>
    <draw:fill-image draw:name="a208" xlink:href="Pictures/100002010000000500000005D8914670.png" xlink:type="simple" xlink:show="embed" xlink:actuate="onLoad"/>
    <draw:fill-image draw:name="a258" xlink:href="Pictures/100002010000000500000005D8914670.png" xlink:type="simple" xlink:show="embed" xlink:actuate="onLoad"/>
    <draw:fill-image draw:name="a357" xlink:href="Pictures/100002010000000500000005D8914670.png" xlink:type="simple" xlink:show="embed" xlink:actuate="onLoad"/>
    <draw:fill-image draw:name="a450" xlink:href="Pictures/100002010000000500000005D8914670.png" xlink:type="simple" xlink:show="embed" xlink:actuate="onLoad"/>
    <draw:fill-image draw:name="a499" xlink:href="Pictures/100002010000000500000005D8914670.png" xlink:type="simple" xlink:show="embed" xlink:actuate="onLoad"/>
    <draw:fill-image draw:name="a534" xlink:href="Pictures/100002010000000500000005D8914670.png" xlink:type="simple" xlink:show="embed" xlink:actuate="onLoad"/>
    <draw:fill-image draw:name="a596" xlink:href="Pictures/100002010000000500000005D8914670.png" xlink:type="simple" xlink:show="embed" xlink:actuate="onLoad"/>
    <draw:fill-image draw:name="a646" xlink:href="Pictures/100002010000000500000005D8914670.png" xlink:type="simple" xlink:show="embed" xlink:actuate="onLoad"/>
    <draw:fill-image draw:name="a720" xlink:href="Pictures/100002010000000500000005D8914670.png" xlink:type="simple" xlink:show="embed" xlink:actuate="onLoad"/>
    <draw:fill-image draw:name="a74" xlink:href="Pictures/100002010000000500000005D8914670.png" xlink:type="simple" xlink:show="embed" xlink:actuate="onLoad"/>
    <draw:fill-image draw:name="a807" xlink:href="Pictures/100002010000000500000005D8914670.png" xlink:type="simple" xlink:show="embed" xlink:actuate="onLoad"/>
    <draw:fill-image draw:name="a839" xlink:href="Pictures/100002010000000500000005D8914670.png" xlink:type="simple" xlink:show="embed" xlink:actuate="onLoad"/>
    <draw:fill-image draw:name="a877" xlink:href="Pictures/100002010000000500000005D8914670.png" xlink:type="simple" xlink:show="embed" xlink:actuate="onLoad"/>
    <draw:fill-image draw:name="a908" xlink:href="Pictures/100002010000000500000005D8914670.png" xlink:type="simple" xlink:show="embed" xlink:actuate="onLoad"/>
    <draw:fill-image draw:name="a917" xlink:href="Pictures/100002010000000500000005D8914670.png" xlink:type="simple" xlink:show="embed" xlink:actuate="onLoad"/>
    <draw:fill-image draw:name="a966" xlink:href="Pictures/100002010000000500000005D8914670.png" xlink:type="simple" xlink:show="embed" xlink:actuate="onLoad"/>
    <draw:marker draw:name="Arrow" svg:viewBox="0 0 20 30" svg:d="m10 0-10 30h20z"/>
    <draw:stroke-dash draw:name="Dash" draw:style="rect" draw:dots1="1" draw:dots1-length="0.09cm" draw:distance="0.09cm"/>
    <style:default-style style:family="graphic">
      <style:graphic-properties draw:stroke="solid" svg:stroke-width="0.071cm" svg:stroke-color="#26697a" draw:fill-color="#3891a7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TakaoPGothic" style:font-family-generic="roman" style:font-pitch="variable" fo:font-size="18pt" style:letter-kerning="true" style:font-family-asian="TakaoPGothic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earth">
      <table:first-row text:style-name="earth3"/>
      <table:last-row text:style-name="earth3"/>
      <table:first-column text:style-name="earth3"/>
      <table:last-column text:style-name="earth3"/>
      <table:odd-rows text:style-name="earth2"/>
      <table:odd-columns text:style-name="earth2"/>
      <table:body text:style-name="earth1"/>
    </table:table-template>
    <style:style style:name="Master1-フレッシュ-background" style:family="presentation">
      <style:graphic-properties draw:stroke="none" draw:fill="solid" draw:fill-color="#ffffff" draw:fill-image-name="a0" draw:fill-image-width="0.159cm" draw:fill-image-height="0.159cm" style:repeat="repeat" draw:fill-image-ref-point="top-left"/>
      <style:text-properties style:letter-kerning="true"/>
    </style:style>
    <style:style style:name="Master1-フレッシュ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フレッシュ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フレッシュ-outline1" style:family="presentation">
      <style:graphic-properties draw:stroke="none" draw:fill="none" draw:auto-grow-height="false" draw:fit-to-size="shrink-to-fit">
        <text:list-style style:name="Master1-フレッシュ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フレッシュ-outline2" style:family="presentation" style:parent-style-name="Master1-フレッシュ-outline1">
      <style:paragraph-properties fo:margin-top="0cm" fo:margin-bottom="0.4cm"/>
      <style:text-properties fo:font-size="28pt" style:font-size-asian="28pt" style:font-size-complex="28pt"/>
    </style:style>
    <style:style style:name="Master1-フレッシュ-outline3" style:family="presentation" style:parent-style-name="Master1-フレッシュ-outline2">
      <style:paragraph-properties fo:margin-top="0cm" fo:margin-bottom="0.3cm"/>
      <style:text-properties fo:font-size="24pt" style:font-size-asian="24pt" style:font-size-complex="24pt"/>
    </style:style>
    <style:style style:name="Master1-フレッシュ-outline4" style:family="presentation" style:parent-style-name="Master1-フレッシュ-outline3">
      <style:paragraph-properties fo:margin-top="0cm" fo:margin-bottom="0.2cm"/>
      <style:text-properties fo:font-size="20pt" style:font-size-asian="20pt" style:font-size-complex="20pt"/>
    </style:style>
    <style:style style:name="Master1-フレッシュ-outline5" style:family="presentation" style:parent-style-name="Master1-フレッシュ-outline4">
      <style:paragraph-properties fo:margin-top="0cm" fo:margin-bottom="0.1cm"/>
      <style:text-properties fo:font-size="20pt" style:font-size-asian="20pt" style:font-size-complex="20pt"/>
    </style:style>
    <style:style style:name="Master1-フレッシュ-outline6" style:family="presentation" style:parent-style-name="Master1-フレッシュ-outline5">
      <style:paragraph-properties fo:margin-top="0cm" fo:margin-bottom="0.1cm"/>
      <style:text-properties fo:font-size="20pt" style:font-size-asian="20pt" style:font-size-complex="20pt"/>
    </style:style>
    <style:style style:name="Master1-フレッシュ-outline7" style:family="presentation" style:parent-style-name="Master1-フレッシュ-outline6">
      <style:paragraph-properties fo:margin-top="0cm" fo:margin-bottom="0.1cm"/>
      <style:text-properties fo:font-size="20pt" style:font-size-asian="20pt" style:font-size-complex="20pt"/>
    </style:style>
    <style:style style:name="Master1-フレッシュ-outline8" style:family="presentation" style:parent-style-name="Master1-フレッシュ-outline7">
      <style:paragraph-properties fo:margin-top="0cm" fo:margin-bottom="0.1cm"/>
      <style:text-properties fo:font-size="20pt" style:font-size-asian="20pt" style:font-size-complex="20pt"/>
    </style:style>
    <style:style style:name="Master1-フレッシュ-outline9" style:family="presentation" style:parent-style-name="Master1-フレッシュ-outline8">
      <style:paragraph-properties fo:margin-top="0cm" fo:margin-bottom="0.1cm"/>
      <style:text-properties fo:font-size="20pt" style:font-size-asian="20pt" style:font-size-complex="20pt"/>
    </style:style>
    <style:style style:name="Master1-フレッシュ-subtitle" style:family="presentation">
      <style:graphic-properties draw:stroke="none" draw:fill="none" draw:textarea-vertical-align="middle">
        <text:list-style style:name="Master1-フレッシュ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フレッシュ-title" style:family="presentation">
      <style:graphic-properties draw:stroke="none" draw:fill="none" draw:textarea-vertical-align="middle">
        <text:list-style style:name="Master1-フレッシュ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 draw:fill-image-name="a74" draw:fill-image-width="0.159cm" draw:fill-image-height="0.159cm" style:repeat="repeat" draw:fill-image-ref-point="top-left"/>
      <style:text-properties style:letter-kerning="true"/>
    </style:style>
    <style:style style:name="Master1-Layout1-title-タイトル-スライド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shrink-to-fit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cm" fo:margin-bottom="0.4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cm" fo:margin-bottom="0.3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cm" fo:margin-bottom="0.2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 draw:fill-image-name="a134" draw:fill-image-width="0.159cm" draw:fill-image-height="0.159cm" style:repeat="repeat" draw:fill-image-ref-point="top-left"/>
      <style:text-properties style:letter-kerning="true"/>
    </style:style>
    <style:style style:name="Master1-Layout2-obj-タイトルと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shrink-to-fit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 draw:fill-image-name="a208" draw:fill-image-width="0.159cm" draw:fill-image-height="0.159cm" style:repeat="repeat" draw:fill-image-ref-point="top-left"/>
      <style:text-properties style:letter-kerning="true"/>
    </style:style>
    <style:style style:name="Master1-Layout3-secHead-セクション見出し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shrink-to-fit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cm" fo:margin-bottom="0.4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cm" fo:margin-bottom="0.3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cm" fo:margin-bottom="0.2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 draw:fill-image-name="a258" draw:fill-image-width="0.159cm" draw:fill-image-height="0.159cm" style:repeat="repeat" draw:fill-image-ref-point="top-left"/>
      <style:text-properties style:letter-kerning="true"/>
    </style:style>
    <style:style style:name="Master1-Layout4-twoObj-2-つ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shrink-to-fit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 draw:fill-image-name="a357" draw:fill-image-width="0.159cm" draw:fill-image-height="0.159cm" style:repeat="repeat" draw:fill-image-ref-point="top-left"/>
      <style:text-properties style:letter-kerning="true"/>
    </style:style>
    <style:style style:name="Master1-Layout5-twoTxTwoObj-比較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 draw:fill-image-name="a450" draw:fill-image-width="0.159cm" draw:fill-image-height="0.159cm" style:repeat="repeat" draw:fill-image-ref-point="top-left"/>
      <style:text-properties style:letter-kerning="true"/>
    </style:style>
    <style:style style:name="Master1-Layout6-titleOnly-タイトルのみ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shrink-to-fit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cm" fo:margin-bottom="0.4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cm" fo:margin-bottom="0.3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cm" fo:margin-bottom="0.2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 draw:fill-image-name="a499" draw:fill-image-width="0.159cm" draw:fill-image-height="0.159cm" style:repeat="repeat" draw:fill-image-ref-point="top-left"/>
      <style:text-properties style:letter-kerning="true"/>
    </style:style>
    <style:style style:name="Master1-Layout7-blank-白紙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shrink-to-fit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cm" fo:margin-bottom="0.4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cm" fo:margin-bottom="0.3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cm" fo:margin-bottom="0.2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cm" fo:margin-bottom="0.1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cm" fo:margin-bottom="0.1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cm" fo:margin-bottom="0.1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cm" fo:margin-bottom="0.1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cm" fo:margin-bottom="0.1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background" style:family="presentation">
      <style:graphic-properties draw:stroke="none" draw:fill="solid" draw:fill-color="#ffffff" draw:fill-image-name="a534" draw:fill-image-width="0.159cm" draw:fill-image-height="0.159cm" style:repeat="repeat" draw:fill-image-ref-point="top-left"/>
      <style:text-properties style:letter-kerning="true"/>
    </style:style>
    <style:style style:name="Master1-Layout8-objTx-タイトル付き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タイトル付き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1" style:family="presentation">
      <style:graphic-properties draw:stroke="none" draw:fill="none" draw:auto-grow-height="false" draw:fit-to-size="shrink-to-fit">
        <text:list-style style:name="Master1-Layout8-objTx-タイトル付き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2" style:family="presentation" style:parent-style-name="Master1-Layout8-objTx-タイトル付き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8-objTx-タイトル付きのコンテンツ-outline3" style:family="presentation" style:parent-style-name="Master1-Layout8-objTx-タイトル付き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8-objTx-タイトル付きのコンテンツ-outline4" style:family="presentation" style:parent-style-name="Master1-Layout8-objTx-タイトル付き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8-objTx-タイトル付きのコンテンツ-outline5" style:family="presentation" style:parent-style-name="Master1-Layout8-objTx-タイトル付き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6" style:family="presentation" style:parent-style-name="Master1-Layout8-objTx-タイトル付き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7" style:family="presentation" style:parent-style-name="Master1-Layout8-objTx-タイトル付き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8" style:family="presentation" style:parent-style-name="Master1-Layout8-objTx-タイトル付き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9" style:family="presentation" style:parent-style-name="Master1-Layout8-objTx-タイトル付き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subtitle" style:family="presentation">
      <style:graphic-properties draw:stroke="none" draw:fill="none" draw:textarea-vertical-align="middle">
        <text:list-style style:name="Master1-Layout8-objTx-タイトル付き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title" style:family="presentation">
      <style:graphic-properties draw:stroke="none" draw:fill="none" draw:textarea-vertical-align="middle">
        <text:list-style style:name="Master1-Layout8-objTx-タイトル付き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 draw:fill-image-name="a596" draw:fill-image-width="0.159cm" draw:fill-image-height="0.159cm" style:repeat="repeat" draw:fill-image-ref-point="top-left"/>
      <style:text-properties style:letter-kerning="true"/>
    </style:style>
    <style:style style:name="Master1-Layout9-picTx-タイトル付きの図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shrink-to-fit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cm" fo:margin-bottom="0.4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cm" fo:margin-bottom="0.3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cm" fo:margin-bottom="0.2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background" style:family="presentation">
      <style:graphic-properties draw:stroke="none" draw:fill="solid" draw:fill-color="#ffffff" draw:fill-image-name="a646" draw:fill-image-width="0.159cm" draw:fill-image-height="0.159cm" style:repeat="repeat" draw:fill-image-ref-point="top-left"/>
      <style:text-properties style:letter-kerning="true"/>
    </style:style>
    <style:style style:name="Master1-Layout10-vertTx-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1" style:family="presentation">
      <style:graphic-properties draw:stroke="none" draw:fill="none" draw:auto-grow-height="false" draw:fit-to-size="shrink-to-fit">
        <text:list-style style:name="Master1-Layout10-vertTx-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2" style:family="presentation" style:parent-style-name="Master1-Layout10-vertTx-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0-vertTx-タイトルと縦書きテキスト-outline3" style:family="presentation" style:parent-style-name="Master1-Layout10-vertTx-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0-vertTx-タイトルと縦書きテキスト-outline4" style:family="presentation" style:parent-style-name="Master1-Layout10-vertTx-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0-vertTx-タイトルと縦書きテキスト-outline5" style:family="presentation" style:parent-style-name="Master1-Layout10-vertTx-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6" style:family="presentation" style:parent-style-name="Master1-Layout10-vertTx-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7" style:family="presentation" style:parent-style-name="Master1-Layout10-vertTx-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8" style:family="presentation" style:parent-style-name="Master1-Layout10-vertTx-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9" style:family="presentation" style:parent-style-name="Master1-Layout10-vertTx-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subtitle" style:family="presentation">
      <style:graphic-properties draw:stroke="none" draw:fill="none" draw:textarea-vertical-align="middle">
        <text:list-style style:name="Master1-Layout10-vertTx-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title" style:family="presentation">
      <style:graphic-properties draw:stroke="none" draw:fill="none" draw:textarea-vertical-align="middle">
        <text:list-style style:name="Master1-Layout10-vertTx-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background" style:family="presentation">
      <style:graphic-properties draw:stroke="none" draw:fill="solid" draw:fill-color="#ffffff" draw:fill-image-name="a720" draw:fill-image-width="0.159cm" draw:fill-image-height="0.159cm" style:repeat="repeat" draw:fill-image-ref-point="top-left"/>
      <style:text-properties style:letter-kerning="true"/>
    </style:style>
    <style:style style:name="Master1-Layout11-vertTitleAndTx-縦書き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縦書き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1" style:family="presentation">
      <style:graphic-properties draw:stroke="none" draw:fill="none" draw:auto-grow-height="false" draw:fit-to-size="shrink-to-fit">
        <text:list-style style:name="Master1-Layout11-vertTitleAndTx-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2" style:family="presentation" style:parent-style-name="Master1-Layout11-vertTitleAndTx-縦書き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縦書きタイトルと縦書きテキスト-outline3" style:family="presentation" style:parent-style-name="Master1-Layout11-vertTitleAndTx-縦書き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縦書きタイトルと縦書きテキスト-outline4" style:family="presentation" style:parent-style-name="Master1-Layout11-vertTitleAndTx-縦書き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縦書きタイトルと縦書きテキスト-outline5" style:family="presentation" style:parent-style-name="Master1-Layout11-vertTitleAndTx-縦書き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6" style:family="presentation" style:parent-style-name="Master1-Layout11-vertTitleAndTx-縦書き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7" style:family="presentation" style:parent-style-name="Master1-Layout11-vertTitleAndTx-縦書き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8" style:family="presentation" style:parent-style-name="Master1-Layout11-vertTitleAndTx-縦書き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9" style:family="presentation" style:parent-style-name="Master1-Layout11-vertTitleAndTx-縦書き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subtitle" style:family="presentation">
      <style:graphic-properties draw:stroke="none" draw:fill="none" draw:textarea-vertical-align="middle">
        <text:list-style style:name="Master1-Layout11-vertTitleAndTx-縦書き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title" style:family="presentation">
      <style:graphic-properties draw:stroke="none" draw:fill="none" draw:textarea-vertical-align="middle">
        <text:list-style style:name="Master1-Layout11-vertTitleAndTx-縦書き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draw:fill-image-width="0.159cm" draw:fill-image-height="0.159cm" style:repeat="repeat" draw:fill-image-ref-point="top-left"/>
    </style:style>
    <style:style style:name="Mdp2" style:family="drawing-page">
      <style:drawing-page-properties draw:background-size="border" draw:fill="solid" draw:fill-color="#ffffff" draw:fill-image-name="a74" draw:fill-image-width="0.159cm" draw:fill-image-height="0.159cm" style:repeat="repeat" draw:fill-image-ref-point="top-left"/>
    </style:style>
    <style:style style:name="Mdp3" style:family="drawing-page">
      <style:drawing-page-properties draw:background-size="border" draw:fill="solid" draw:fill-color="#ffffff" draw:fill-image-name="a134" draw:fill-image-width="0.159cm" draw:fill-image-height="0.159cm" style:repeat="repeat" draw:fill-image-ref-point="top-left"/>
    </style:style>
    <style:style style:name="Mdp4" style:family="drawing-page">
      <style:drawing-page-properties draw:background-size="border" draw:fill="solid" draw:fill-color="#ffffff" draw:fill-image-name="a208" draw:fill-image-width="0.159cm" draw:fill-image-height="0.159cm" style:repeat="repeat" draw:fill-image-ref-point="top-left"/>
    </style:style>
    <style:style style:name="Mdp5" style:family="drawing-page">
      <style:drawing-page-properties draw:background-size="border" draw:fill="solid" draw:fill-color="#ffffff" draw:fill-image-name="a258" draw:fill-image-width="0.159cm" draw:fill-image-height="0.159cm" style:repeat="repeat" draw:fill-image-ref-point="top-left"/>
    </style:style>
    <style:style style:name="Mdp6" style:family="drawing-page">
      <style:drawing-page-properties draw:background-size="border" draw:fill="solid" draw:fill-color="#ffffff" draw:fill-image-name="a357" draw:fill-image-width="0.159cm" draw:fill-image-height="0.159cm" style:repeat="repeat" draw:fill-image-ref-point="top-left"/>
    </style:style>
    <style:style style:name="Mdp7" style:family="drawing-page">
      <style:drawing-page-properties draw:background-size="border" draw:fill="solid" draw:fill-color="#ffffff" draw:fill-image-name="a450" draw:fill-image-width="0.159cm" draw:fill-image-height="0.159cm" style:repeat="repeat" draw:fill-image-ref-point="top-left"/>
    </style:style>
    <style:style style:name="Mdp8" style:family="drawing-page">
      <style:drawing-page-properties draw:background-size="border" draw:fill="solid" draw:fill-color="#ffffff" draw:fill-image-name="a499" draw:fill-image-width="0.159cm" draw:fill-image-height="0.159cm" style:repeat="repeat" draw:fill-image-ref-point="top-left"/>
    </style:style>
    <style:style style:name="Mdp9" style:family="drawing-page">
      <style:drawing-page-properties draw:background-size="border" draw:fill="solid" draw:fill-color="#ffffff" draw:fill-image-name="a534" draw:fill-image-width="0.159cm" draw:fill-image-height="0.159cm" style:repeat="repeat" draw:fill-image-ref-point="top-left"/>
    </style:style>
    <style:style style:name="Mdp10" style:family="drawing-page">
      <style:drawing-page-properties draw:background-size="border" draw:fill="solid" draw:fill-color="#ffffff" draw:fill-image-name="a596" draw:fill-image-width="0.159cm" draw:fill-image-height="0.159cm" style:repeat="repeat" draw:fill-image-ref-point="top-left"/>
    </style:style>
    <style:style style:name="Mdp11" style:family="drawing-page">
      <style:drawing-page-properties draw:background-size="border" draw:fill="solid" draw:fill-color="#ffffff" draw:fill-image-name="a646" draw:fill-image-width="0.159cm" draw:fill-image-height="0.159cm" style:repeat="repeat" draw:fill-image-ref-point="top-left"/>
    </style:style>
    <style:style style:name="Mdp12" style:family="drawing-page">
      <style:drawing-page-properties draw:background-size="border" draw:fill="solid" draw:fill-color="#ffffff" draw:fill-image-name="a720" draw:fill-image-width="0.159cm" draw:fill-image-height="0.159cm" style:repeat="repeat" draw:fill-image-ref-point="top-left"/>
    </style:style>
    <style:style style:name="Mdp1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solid" svg:stroke-width="0.009cm" svg:stroke-color="#d2c39e" svg:stroke-opacity="100%" draw:fill="solid" draw:fill-color="#fefaf4" draw:opacity="33%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4" style:family="graphic" style:parent-style-name="standard">
      <style:graphic-properties draw:stroke="solid" svg:stroke-width="0.076cm" svg:stroke-color="#fff6db" svg:stroke-opacity="100%" draw:fill="none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cm" draw:shadow-offset-y="0.071cm" draw:shadow-color="#afa58d" draw:shadow-opacity="85%"/>
    </style:style>
    <style:style style:name="Mgr5" style:family="graphic" style:parent-style-name="standard">
      <style:graphic-properties draw:stroke="solid" svg:stroke-width="0.02cm" svg:stroke-color="#c7b791" svg:stroke-opacity="100%" draw:fill="gradient" draw:fill-gradient-name="a10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6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7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-0.106cm" draw:shadow-offset-y="0cm" draw:shadow-color="#706b5f" draw:shadow-opacity="25%"/>
    </style:style>
    <style:style style:name="Mgr8" style:family="graphic" style:parent-style-name="standard">
      <style:graphic-properties draw:stroke="solid" svg:stroke-width="0.02cm" svg:stroke-color="#c7b791" svg:stroke-opacity="100%" draw:fill="gradient" draw:fill-gradient-name="a84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9" style:family="graphic" style:parent-style-name="standard">
      <style:graphic-properties draw:stroke="solid" svg:stroke-width="0.006cm" svg:stroke-color="#308da5" svg:stroke-opacity="60%" draw:fill="gradient" draw:fill-gradient-name="a112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10" style:family="graphic" style:parent-style-name="standard">
      <style:graphic-properties draw:stroke="solid" svg:stroke-width="0.035cm" svg:stroke-color="#307f93" svg:stroke-opacity="60%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11" style:family="graphic" style:parent-style-name="standard">
      <style:graphic-properties draw:stroke="solid" svg:stroke-width="0.02cm" svg:stroke-color="#c7b791" svg:stroke-opacity="100%" draw:fill="gradient" draw:fill-gradient-name="a144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12" style:family="graphic" style:parent-style-name="standard">
      <style:graphic-properties draw:stroke="solid" svg:stroke-width="0.006cm" svg:stroke-color="#308da5" svg:stroke-opacity="60%" draw:fill="gradient" draw:fill-gradient-name="a236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13" style:family="graphic" style:parent-style-name="standard">
      <style:graphic-properties draw:stroke="solid" svg:stroke-width="0.02cm" svg:stroke-color="#c7b791" svg:stroke-opacity="100%" draw:fill="gradient" draw:fill-gradient-name="a268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14" style:family="graphic" style:parent-style-name="standard">
      <style:graphic-properties draw:stroke="solid" svg:stroke-width="0.02cm" svg:stroke-color="#c7b791" svg:stroke-opacity="100%" draw:fill="gradient" draw:fill-gradient-name="a460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15" style:family="graphic" style:parent-style-name="standard">
      <style:graphic-properties draw:stroke="solid" svg:stroke-width="0.247cm" svg:stroke-color="#ffffff" svg:stroke-opacity="100%" draw:stroke-linejoin="miter" draw:fill="solid" draw:fill-color="#ffffff" draw:opacity="100%" draw:textarea-horizontal-align="left" draw:textarea-vertical-align="top" draw:auto-grow-height="false" draw:auto-grow-width="false" fo:padding-top="0.84cm" fo:padding-bottom="0.14cm" fo:padding-left="0.28cm" fo:padding-right="0.28cm" fo:wrap-option="wrap" draw:shadow="visible" draw:shadow-offset-x="0cm" draw:shadow-offset-y="0.051cm" draw:shadow-color="#000000" draw:shadow-opacity="35%"/>
    </style:style>
    <style:style style:name="Mgr16" style:family="graphic" style:parent-style-name="standard">
      <style:graphic-properties draw:stroke="solid" svg:stroke-width="0.018cm" svg:stroke-color="#ffffff" svg:stroke-opacity="100%" draw:fill="solid" draw:fill-color="#fbfbfb" draw:opacity="45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4cm" draw:shadow-offset-y="0.058cm" draw:shadow-color="#ebdab1" draw:shadow-opacity="40%"/>
    </style:style>
    <style:style style:name="Mgr17" style:family="graphic" style:parent-style-name="standard">
      <style:graphic-properties draw:stroke="solid" svg:stroke-width="0.018cm" svg:stroke-color="#ffffff" svg:stroke-opacity="100%" draw:fill="solid" draw:fill-color="#fbfbfb" draw:opacity="45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4cm" draw:shadow-offset-y="0.058cm" draw:shadow-color="#e7dec9" draw:shadow-opacity="20%"/>
    </style:style>
    <style:style style:name="Mgr18" style:family="graphic" style:parent-style-name="standard">
      <style:graphic-properties draw:stroke="solid" svg:stroke-width="0.02cm" svg:stroke-color="#c7b791" svg:stroke-opacity="100%" draw:fill="gradient" draw:fill-gradient-name="a656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19" style:family="graphic" style:parent-style-name="standard">
      <style:graphic-properties draw:stroke="solid" svg:stroke-width="0.02cm" svg:stroke-color="#c7b791" svg:stroke-opacity="100%" draw:fill="gradient" draw:fill-gradient-name="a730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pr1" style:family="presentation" style:parent-style-name="Master1-フレッシュ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2" style:family="presentation" style:parent-style-name="Master1-フレッシュ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" style:family="presentation" style:parent-style-name="Master1-フレッシュ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4" style:family="presentation" style:parent-style-name="Master1-フレッシュ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5" style:family="presentation" style:parent-style-name="Master1-フレッシュ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フレッシュ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フレッシュ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タイトル-スライド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9" style:family="presentation" style:parent-style-name="Master1-Layout1-title-タイトル-スライド-subtitle">
      <style:graphic-properties draw:stroke="none" draw:fill="none" draw:textarea-horizontal-align="left" draw:textarea-vertical-align="top" draw:auto-grow-height="false" draw:auto-grow-width="false" fo:padding-top="0cm" fo:padding-bottom="0.14cm" fo:padding-left="0.28cm" fo:padding-right="0.28cm" fo:wrap-option="wrap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11" style:family="presentation" style:parent-style-name="Master1-Layout1-title-タイトル-スライド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12" style:family="presentation" style:parent-style-name="Master1-Layout1-title-タイトル-スライド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タイトル-スライド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タイトル-スライド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タイトルとコンテンツ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16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17" style:family="presentation" style:parent-style-name="Master1-Layout2-obj-タイトルとコンテンツ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18" style:family="presentation" style:parent-style-name="Master1-Layout2-obj-タイトルとコンテンツ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19" style:family="presentation" style:parent-style-name="Master1-Layout2-obj-タイトルとコンテンツ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タイトルとコンテンツ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タイトルとコンテンツ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セクション見出し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23" style:family="presentation" style:parent-style-name="Master1-Layout3-secHead-セクション見出し-outline1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24" style:family="presentation" style:parent-style-name="Master1-Layout3-secHead-セクション見出し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25" style:family="presentation" style:parent-style-name="Master1-Layout3-secHead-セクション見出し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26" style:family="presentation" style:parent-style-name="Master1-Layout3-secHead-セクション見出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セクション見出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セクション見出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2-つのコンテンツ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30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1" style:family="presentation" style:parent-style-name="Master1-Layout4-twoObj-2-つのコンテンツ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32" style:family="presentation" style:parent-style-name="Master1-Layout4-twoObj-2-つのコンテンツ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33" style:family="presentation" style:parent-style-name="Master1-Layout4-twoObj-2-つのコンテンツ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2-つのコンテンツ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2-つのコンテンツ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比較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37" style:family="presentation" style:parent-style-name="Master1-Layout5-twoTxTwoObj-比較-outline1">
      <style:graphic-properties draw:stroke="solid" svg:stroke-width="0.03cm" svg:stroke-color="#ffffff" svg:stroke-opacity="100%" draw:stroke-linejoin="miter" draw:fill="solid" draw:fill-color="#ffffff" draw:opacity="100%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38" style:family="presentation" style:parent-style-name="Master1-Layout5-twoTxTwoObj-比較-title">
      <style:graphic-properties draw:stroke="dash" draw:stroke-dash="Dash" svg:stroke-width="0.03cm" svg:stroke-color="#ffffff" svg:stroke-opacity="100%" draw:stroke-linejoin="miter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9" style:family="presentation" style:parent-style-name="Master1-Layout5-twoTxTwoObj-比較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40" style:family="presentation" style:parent-style-name="Master1-Layout5-twoTxTwoObj-比較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41" style:family="presentation" style:parent-style-name="Master1-Layout5-twoTxTwoObj-比較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比較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比較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6-titleOnly-タイトルのみ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45" style:family="presentation" style:parent-style-name="Master1-Layout6-titleOnly-タイトルのみ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46" style:family="presentation" style:parent-style-name="Master1-Layout6-titleOnly-タイトルのみ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47" style:family="presentation" style:parent-style-name="Master1-Layout6-titleOnly-タイトルのみ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タイトルのみ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タイトルのみ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7-blank-白紙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51" style:family="presentation" style:parent-style-name="Master1-Layout7-blank-白紙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52" style:family="presentation" style:parent-style-name="Master1-Layout7-blank-白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白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白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タイトル付きのコンテンツ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56" style:family="presentation" style:parent-style-name="Master1-Layout8-objTx-タイトル付きのコンテンツ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57" style:family="presentation" style:parent-style-name="Master1-Layout8-objTx-タイトル付きのコンテンツ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58" style:family="presentation" style:parent-style-name="Master1-Layout8-objTx-タイトル付きのコンテンツ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59" style:family="presentation" style:parent-style-name="Master1-Layout8-objTx-タイトル付きのコンテンツ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60" style:family="presentation" style:parent-style-name="Master1-Layout8-objTx-タイトル付きのコンテンツ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タイトル付きのコンテンツ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タイトル付きのコンテンツ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9-picTx-タイトル付きの図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64" style:family="presentation" style:parent-style-name="Master1-Layout9-picTx-タイトル付きの図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65" style:family="presentation" style:parent-style-name="Master1-Layout9-picTx-タイトル付きの図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66" style:family="presentation" style:parent-style-name="Master1-Layout9-picTx-タイトル付きの図-title">
      <style:graphic-properties draw:stroke="none" draw:fill="solid" draw:fill-color="#e7dec9" draw:opacity="100%" draw:textarea-horizontal-align="left" draw:textarea-vertical-align="top" draw:auto-grow-height="false" draw:auto-grow-width="false" fo:padding-top="0.84cm" fo:padding-bottom="0.14cm" fo:padding-left="0.28cm" fo:padding-right="0.28cm" fo:wrap-option="wrap"/>
    </style:style>
    <style:style style:name="Mpr67" style:family="presentation" style:parent-style-name="Master1-Layout9-picTx-タイトル付きの図-outline1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68" style:family="presentation" style:parent-style-name="Master1-Layout9-picTx-タイトル付きの図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タイトル付きの図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タイトル付きの図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0-vertTx-タイトルと縦書きテキスト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72" style:family="presentation" style:parent-style-name="Master1-Layout10-vertTx-タイトルと縦書きテキスト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73" style:family="presentation" style:parent-style-name="Master1-Layout10-vertTx-タイトルと縦書きテキスト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74" style:family="presentation" style:parent-style-name="Master1-Layout10-vertTx-タイトルと縦書きテキスト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75" style:family="presentation" style:parent-style-name="Master1-Layout10-vertTx-タイトルと縦書きテキスト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タイトルと縦書きテキスト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タイトルと縦書きテキスト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1-vertTitleAndTx-縦書きタイトルと縦書きテキスト-title">
      <style:graphic-properties draw:stroke="none" draw:fill="none" draw:textarea-horizontal-align="right" draw:textarea-vertical-align="middle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79" style:family="presentation" style:parent-style-name="Master1-Layout11-vertTitleAndTx-縦書きタイトルと縦書きテキスト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80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81" style:family="presentation" style:parent-style-name="Master1-Layout11-vertTitleAndTx-縦書きタイトルと縦書きテキスト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82" style:family="presentation" style:parent-style-name="Master1-Layout11-vertTitleAndTx-縦書きタイトルと縦書きテキスト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1.12cm" fo:margin-right="0cm" fo:margin-top="0.233cm" fo:margin-bottom="0cm" fo:line-height="100%" fo:text-align="start" fo:text-indent="-0.868cm" style:punctuation-wrap="hanging" style:writing-mode="lr-tb">
        <style:tab-stops/>
      </style:paragraph-properties>
    </style:style>
    <style:style style:name="MP6" style:family="paragraph">
      <style:paragraph-properties fo:margin-left="1.96cm" fo:margin-right="0cm" fo:margin-top="0.213cm" fo:margin-bottom="0cm" fo:line-height="100%" fo:text-align="start" fo:text-indent="-0.728cm" style:punctuation-wrap="hanging" style:writing-mode="lr-tb">
        <style:tab-stops/>
      </style:paragraph-properties>
    </style:style>
    <style:style style:name="MP7" style:family="paragraph">
      <style:paragraph-properties fo:margin-left="2.716cm" fo:margin-right="0cm" fo:margin-top="0.212cm" fo:margin-bottom="0cm" fo:line-height="100%" fo:text-align="start" fo:text-indent="-0.7cm" style:punctuation-wrap="hanging" style:writing-mode="lr-tb">
        <style:tab-stops/>
      </style:paragraph-properties>
    </style:style>
    <style:style style:name="MP8" style:family="paragraph">
      <style:paragraph-properties fo:margin-left="3.36cm" fo:margin-right="0cm" fo:margin-top="0.176cm" fo:margin-bottom="0cm" fo:line-height="100%" fo:text-align="start" fo:text-indent="-0.532cm" style:punctuation-wrap="hanging" style:writing-mode="lr-tb">
        <style:tab-stops/>
      </style:paragraph-properties>
    </style:style>
    <style:style style:name="MP9" style:family="paragraph">
      <style:paragraph-properties fo:margin-left="3.976cm" fo:margin-right="0cm" fo:margin-top="0.176cm" fo:margin-bottom="0cm" fo:line-height="100%" fo:text-align="start" fo:text-indent="-0.56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.084cm" fo:margin-right="0cm" fo:margin-top="0.233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.75cm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.056cm" fo:margin-right="0cm" fo:margin-top="0cm" fo:margin-bottom="0cm" fo:line-height="0.894cm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196cm" fo:margin-right="0cm" fo:margin-top="0.039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1.204cm" fo:margin-right="0cm" fo:margin-top="0.272cm" fo:margin-bottom="0cm" fo:line-height="100%" fo:text-align="start" fo:text-indent="-0.84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0.778cm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.1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33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0.623cm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TakaoPGothic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TakaoPGothic" style:font-pitch-asian="variable" style:font-size-asian="14pt" style:font-style-asian="normal" style:font-weight-asian="normal" style:font-family-complex="'Lohit Hindi'" style:font-pitch-complex="variable" style:font-size-complex="14pt" style:font-style-complex="normal" style:font-weight-complex="normal"/>
    </style:style>
    <style:style style:name="MT2" style:family="text">
      <style:text-properties fo:color="#572314" style:text-line-through-style="none" style:text-position="0% 100%" fo:font-family="'Gill Sans MT'" fo:font-size="47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HGｺﾞｼｯｸE" style:font-size-asian="47pt" style:language-asian="ja" style:country-asian="JP" style:font-style-asian="normal" style:font-weight-asian="normal" style:font-size-complex="47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35pt" style:language-asian="ja" style:country-asian="JP" style:font-style-asian="normal" style:font-weight-asian="normal" style:font-size-complex="35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Gill Sans MT'" fo:font-size="3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31pt" style:language-asian="ja" style:country-asian="JP" style:font-style-asian="normal" style:font-weight-asian="normal" style:font-size-complex="31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Gill Sans MT'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6pt" style:language-asian="ja" style:country-asian="JP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Gill Sans MT'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2pt" style:language-asian="ja" style:country-asian="JP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b5a788" style:text-line-through-style="none" style:text-position="0% 100%" fo:font-family="'Gill Sans MT'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TakaoPMincho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TakaoPGothic" style:font-pitch-asian="variable" style:font-size-asian="14pt" style:font-style-asian="normal" style:font-weight-asian="normal" style:font-family-complex="TakaoPGothic" style:font-pitch-complex="variable" style:font-size-complex="14pt" style:font-style-complex="normal" style:font-weight-complex="normal"/>
    </style:style>
    <style:style style:name="MT9" style:family="text">
      <style:text-properties fo:color="#320e04" style:text-line-through-style="none" style:text-position="0% 100%" fo:font-family="'Gill Sans MT'" fo:font-size="2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9pt" style:language-asian="ja" style:country-asian="JP" style:font-style-asian="normal" style:font-weight-asian="normal" style:font-size-complex="29pt" style:font-style-complex="normal" style:font-weight-complex="normal"/>
    </style:style>
    <style:style style:name="MT10" style:family="text">
      <style:text-properties fo:color="#572314" style:text-line-through-style="none" style:text-position="0% 100%" fo:font-family="'Gill Sans MT'" fo:font-size="4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family-asian="HGｺﾞｼｯｸE" style:font-size-asian="44pt" style:language-asian="ja" style:country-asian="JP" style:font-style-asian="normal" style:font-weight-asian="bold" style:font-size-complex="44pt" style:font-style-complex="normal" style:font-weight-complex="bold"/>
    </style:style>
    <style:style style:name="MT11" style:family="text">
      <style:text-properties fo:color="#320e04" style:text-line-through-style="none" style:text-position="0% 100%" fo:font-family="'Gill Sans MT'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2pt" style:language-asian="ja" style:country-asian="JP" style:font-style-asian="normal" style:font-weight-asian="normal" style:font-size-complex="2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'Gill Sans MT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13" style:family="text">
      <style:text-properties fo:color="#572314" style:text-line-through-style="none" style:text-position="0% 100%" fo:font-family="'Gill Sans MT'" fo:font-size="5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family-asian="HGｺﾞｼｯｸE" style:font-size-asian="50pt" style:language-asian="ja" style:country-asian="JP" style:font-style-asian="normal" style:font-weight-asian="bold" style:font-size-complex="5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'Gill Sans MT'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1pt" style:language-asian="ja" style:country-asian="JP" style:font-style-asian="normal" style:font-weight-asian="normal" style:font-size-complex="21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'Gill Sans MT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16" style:family="text">
      <style:text-properties fo:color="#572314" style:text-line-through-style="none" style:text-position="0% 100%" fo:font-family="'Gill Sans MT'" fo:font-size="2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family-asian="HGｺﾞｼｯｸE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7" style:family="text">
      <style:text-properties fo:color="#000000" style:text-line-through-style="none" style:text-position="0% 100%" fo:font-family="'Gill Sans MT'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15pt" style:language-asian="ja" style:country-asian="JP" style:font-style-asian="normal" style:font-weight-asian="normal" style:font-size-complex="15pt" style:font-style-complex="normal" style:font-weight-complex="normal"/>
    </style:style>
    <style:style style:name="MT18" style:family="text">
      <style:text-properties fo:color="#572314" style:text-line-through-style="none" style:text-position="0% 100%" fo:font-family="'Gill Sans MT'" fo:font-size="2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HGｺﾞｼｯｸE" style:font-size-asian="23pt" style:language-asian="ja" style:country-asian="JP" style:font-style-asian="normal" style:font-weight-asian="bold" style:font-size-complex="23pt" style:font-style-complex="normal" style:font-weight-complex="bold"/>
    </style:style>
    <style:style style:name="MT19" style:family="text">
      <style:text-properties fo:color="#777777" style:text-line-through-style="none" style:text-position="0% 100%" fo:font-family="'Gill Sans MT'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15pt" style:language-asian="ja" style:country-asian="JP" style:font-style-asian="normal" style:font-weight-asian="normal" style:font-size-complex="15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">
        <style:list-level-properties text:space-before="0.252cm" text:min-label-width="0.868cm"/>
        <style:text-properties fo:font-family="'Wingdings 2'" style:font-charset="x-symbol" fo:color="#3891a7" fo:font-size="80%"/>
      </text:list-level-style-bullet>
      <text:list-level-style-bullet text:level="2" text:bullet-char="">
        <style:list-level-properties text:space-before="1.092cm" text:min-label-width="0.868cm"/>
        <style:text-properties fo:font-family="'Wingdings 2'" style:font-charset="x-symbol" fo:color="#3891a7" fo:font-size="80%"/>
      </text:list-level-style-bullet>
      <text:list-level-style-bullet text:level="3" text:bullet-char="">
        <style:list-level-properties text:space-before="1.848cm" text:min-label-width="0.868cm"/>
        <style:text-properties fo:font-family="'Wingdings 2'" style:font-charset="x-symbol" fo:color="#3891a7" fo:font-size="80%"/>
      </text:list-level-style-bullet>
      <text:list-level-style-bullet text:level="4" text:bullet-char="">
        <style:list-level-properties text:space-before="2.492cm" text:min-label-width="0.868cm"/>
        <style:text-properties fo:font-family="'Wingdings 2'" style:font-charset="x-symbol" fo:color="#3891a7" fo:font-size="80%"/>
      </text:list-level-style-bullet>
      <text:list-level-style-bullet text:level="5" text:bullet-char="">
        <style:list-level-properties text:space-before="3.108cm" text:min-label-width="0.868cm"/>
        <style:text-properties fo:font-family="'Wingdings 2'" style:font-charset="x-symbol" fo:color="#3891a7" fo:font-size="80%"/>
      </text:list-level-style-bullet>
      <text:list-level-style-bullet text:level="6" text:bullet-char="">
        <style:list-level-properties text:space-before="3.752cm" text:min-label-width="0.868cm"/>
        <style:text-properties fo:font-family="'Wingdings 2'" style:font-charset="x-symbol" fo:color="#3891a7" fo:font-size="80%"/>
      </text:list-level-style-bullet>
      <text:list-level-style-bullet text:level="7" text:bullet-char="">
        <style:list-level-properties text:space-before="4.396cm" text:min-label-width="0.868cm"/>
        <style:text-properties fo:font-family="'Wingdings 2'" style:font-charset="x-symbol" fo:color="#3891a7" fo:font-size="80%"/>
      </text:list-level-style-bullet>
      <text:list-level-style-bullet text:level="8" text:bullet-char="">
        <style:list-level-properties text:space-before="5.012cm" text:min-label-width="0.868cm"/>
        <style:text-properties fo:font-family="'Wingdings 2'" style:font-charset="x-symbol" fo:color="#3891a7" fo:font-size="80%"/>
      </text:list-level-style-bullet>
      <text:list-level-style-bullet text:level="9" text:bullet-char="">
        <style:list-level-properties text:space-before="5.656cm" text:min-label-width="0.868cm"/>
        <style:text-properties fo:font-family="'Wingdings 2'" style:font-charset="x-symbol" fo:color="#3891a7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◦">
        <style:list-level-properties text:space-before="0.392cm" text:min-label-width="0.728cm"/>
        <style:text-properties fo:font-family="Verdana" style:font-family-generic="swiss" fo:color="#3891a7" fo:font-size="100%"/>
      </text:list-level-style-bullet>
      <text:list-level-style-bullet text:level="2" text:bullet-char="◦">
        <style:list-level-properties text:space-before="1.232cm" text:min-label-width="0.728cm"/>
        <style:text-properties fo:font-family="Verdana" style:font-family-generic="swiss" fo:color="#3891a7" fo:font-size="100%"/>
      </text:list-level-style-bullet>
      <text:list-level-style-bullet text:level="3" text:bullet-char="◦">
        <style:list-level-properties text:space-before="1.988cm" text:min-label-width="0.728cm"/>
        <style:text-properties fo:font-family="Verdana" style:font-family-generic="swiss" fo:color="#3891a7" fo:font-size="100%"/>
      </text:list-level-style-bullet>
      <text:list-level-style-bullet text:level="4" text:bullet-char="◦">
        <style:list-level-properties text:space-before="2.632cm" text:min-label-width="0.728cm"/>
        <style:text-properties fo:font-family="Verdana" style:font-family-generic="swiss" fo:color="#3891a7" fo:font-size="100%"/>
      </text:list-level-style-bullet>
      <text:list-level-style-bullet text:level="5" text:bullet-char="◦">
        <style:list-level-properties text:space-before="3.248cm" text:min-label-width="0.728cm"/>
        <style:text-properties fo:font-family="Verdana" style:font-family-generic="swiss" fo:color="#3891a7" fo:font-size="100%"/>
      </text:list-level-style-bullet>
      <text:list-level-style-bullet text:level="6" text:bullet-char="◦">
        <style:list-level-properties text:space-before="3.892cm" text:min-label-width="0.728cm"/>
        <style:text-properties fo:font-family="Verdana" style:font-family-generic="swiss" fo:color="#3891a7" fo:font-size="100%"/>
      </text:list-level-style-bullet>
      <text:list-level-style-bullet text:level="7" text:bullet-char="◦">
        <style:list-level-properties text:space-before="4.536cm" text:min-label-width="0.728cm"/>
        <style:text-properties fo:font-family="Verdana" style:font-family-generic="swiss" fo:color="#3891a7" fo:font-size="100%"/>
      </text:list-level-style-bullet>
      <text:list-level-style-bullet text:level="8" text:bullet-char="◦">
        <style:list-level-properties text:space-before="5.152cm" text:min-label-width="0.728cm"/>
        <style:text-properties fo:font-family="Verdana" style:font-family-generic="swiss" fo:color="#3891a7" fo:font-size="100%"/>
      </text:list-level-style-bullet>
      <text:list-level-style-bullet text:level="9" text:bullet-char="◦">
        <style:list-level-properties text:space-before="5.796cm" text:min-label-width="0.728cm"/>
        <style:text-properties fo:font-family="Verdana" style:font-family-generic="swiss" fo:color="#3891a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">
        <style:list-level-properties text:space-before="0.42cm" text:min-label-width="0.7cm"/>
        <style:text-properties fo:font-family="'Wingdings 2'" style:font-charset="x-symbol" fo:color="#feb80a" fo:font-size="100%"/>
      </text:list-level-style-bullet>
      <text:list-level-style-bullet text:level="2" text:bullet-char="">
        <style:list-level-properties text:space-before="1.26cm" text:min-label-width="0.7cm"/>
        <style:text-properties fo:font-family="'Wingdings 2'" style:font-charset="x-symbol" fo:color="#feb80a" fo:font-size="100%"/>
      </text:list-level-style-bullet>
      <text:list-level-style-bullet text:level="3" text:bullet-char="">
        <style:list-level-properties text:space-before="2.016cm" text:min-label-width="0.7cm"/>
        <style:text-properties fo:font-family="'Wingdings 2'" style:font-charset="x-symbol" fo:color="#feb80a" fo:font-size="100%"/>
      </text:list-level-style-bullet>
      <text:list-level-style-bullet text:level="4" text:bullet-char="">
        <style:list-level-properties text:space-before="2.66cm" text:min-label-width="0.7cm"/>
        <style:text-properties fo:font-family="'Wingdings 2'" style:font-charset="x-symbol" fo:color="#feb80a" fo:font-size="100%"/>
      </text:list-level-style-bullet>
      <text:list-level-style-bullet text:level="5" text:bullet-char="">
        <style:list-level-properties text:space-before="3.276cm" text:min-label-width="0.7cm"/>
        <style:text-properties fo:font-family="'Wingdings 2'" style:font-charset="x-symbol" fo:color="#feb80a" fo:font-size="100%"/>
      </text:list-level-style-bullet>
      <text:list-level-style-bullet text:level="6" text:bullet-char="">
        <style:list-level-properties text:space-before="3.92cm" text:min-label-width="0.7cm"/>
        <style:text-properties fo:font-family="'Wingdings 2'" style:font-charset="x-symbol" fo:color="#feb80a" fo:font-size="100%"/>
      </text:list-level-style-bullet>
      <text:list-level-style-bullet text:level="7" text:bullet-char="">
        <style:list-level-properties text:space-before="4.564cm" text:min-label-width="0.7cm"/>
        <style:text-properties fo:font-family="'Wingdings 2'" style:font-charset="x-symbol" fo:color="#feb80a" fo:font-size="100%"/>
      </text:list-level-style-bullet>
      <text:list-level-style-bullet text:level="8" text:bullet-char="">
        <style:list-level-properties text:space-before="5.18cm" text:min-label-width="0.7cm"/>
        <style:text-properties fo:font-family="'Wingdings 2'" style:font-charset="x-symbol" fo:color="#feb80a" fo:font-size="100%"/>
      </text:list-level-style-bullet>
      <text:list-level-style-bullet text:level="9" text:bullet-char="">
        <style:list-level-properties text:space-before="5.824cm" text:min-label-width="0.7cm"/>
        <style:text-properties fo:font-family="'Wingdings 2'" style:font-charset="x-symbol" fo:color="#feb80a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">
        <style:list-level-properties text:space-before="0.588cm" text:min-label-width="0.532cm"/>
        <style:text-properties fo:font-family="'Wingdings 2'" style:font-charset="x-symbol" fo:color="#c32d2e" fo:font-size="100%"/>
      </text:list-level-style-bullet>
      <text:list-level-style-bullet text:level="2" text:bullet-char="">
        <style:list-level-properties text:space-before="1.428cm" text:min-label-width="0.532cm"/>
        <style:text-properties fo:font-family="'Wingdings 2'" style:font-charset="x-symbol" fo:color="#c32d2e" fo:font-size="100%"/>
      </text:list-level-style-bullet>
      <text:list-level-style-bullet text:level="3" text:bullet-char="">
        <style:list-level-properties text:space-before="2.184cm" text:min-label-width="0.532cm"/>
        <style:text-properties fo:font-family="'Wingdings 2'" style:font-charset="x-symbol" fo:color="#c32d2e" fo:font-size="100%"/>
      </text:list-level-style-bullet>
      <text:list-level-style-bullet text:level="4" text:bullet-char="">
        <style:list-level-properties text:space-before="2.828cm" text:min-label-width="0.532cm"/>
        <style:text-properties fo:font-family="'Wingdings 2'" style:font-charset="x-symbol" fo:color="#c32d2e" fo:font-size="100%"/>
      </text:list-level-style-bullet>
      <text:list-level-style-bullet text:level="5" text:bullet-char="">
        <style:list-level-properties text:space-before="3.444cm" text:min-label-width="0.532cm"/>
        <style:text-properties fo:font-family="'Wingdings 2'" style:font-charset="x-symbol" fo:color="#c32d2e" fo:font-size="100%"/>
      </text:list-level-style-bullet>
      <text:list-level-style-bullet text:level="6" text:bullet-char="">
        <style:list-level-properties text:space-before="4.088cm" text:min-label-width="0.532cm"/>
        <style:text-properties fo:font-family="'Wingdings 2'" style:font-charset="x-symbol" fo:color="#c32d2e" fo:font-size="100%"/>
      </text:list-level-style-bullet>
      <text:list-level-style-bullet text:level="7" text:bullet-char="">
        <style:list-level-properties text:space-before="4.732cm" text:min-label-width="0.532cm"/>
        <style:text-properties fo:font-family="'Wingdings 2'" style:font-charset="x-symbol" fo:color="#c32d2e" fo:font-size="100%"/>
      </text:list-level-style-bullet>
      <text:list-level-style-bullet text:level="8" text:bullet-char="">
        <style:list-level-properties text:space-before="5.348cm" text:min-label-width="0.532cm"/>
        <style:text-properties fo:font-family="'Wingdings 2'" style:font-charset="x-symbol" fo:color="#c32d2e" fo:font-size="100%"/>
      </text:list-level-style-bullet>
      <text:list-level-style-bullet text:level="9" text:bullet-char="">
        <style:list-level-properties text:space-before="5.992cm" text:min-label-width="0.532cm"/>
        <style:text-properties fo:font-family="'Wingdings 2'" style:font-charset="x-symbol" fo:color="#c32d2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">
        <style:list-level-properties text:space-before="0.56cm" text:min-label-width="0.56cm"/>
        <style:text-properties fo:font-family="'Wingdings 2'" style:font-charset="x-symbol" fo:color="#84aa33" fo:font-size="100%"/>
      </text:list-level-style-bullet>
      <text:list-level-style-bullet text:level="2" text:bullet-char="">
        <style:list-level-properties text:space-before="1.4cm" text:min-label-width="0.56cm"/>
        <style:text-properties fo:font-family="'Wingdings 2'" style:font-charset="x-symbol" fo:color="#84aa33" fo:font-size="100%"/>
      </text:list-level-style-bullet>
      <text:list-level-style-bullet text:level="3" text:bullet-char="">
        <style:list-level-properties text:space-before="2.156cm" text:min-label-width="0.56cm"/>
        <style:text-properties fo:font-family="'Wingdings 2'" style:font-charset="x-symbol" fo:color="#84aa33" fo:font-size="100%"/>
      </text:list-level-style-bullet>
      <text:list-level-style-bullet text:level="4" text:bullet-char="">
        <style:list-level-properties text:space-before="2.8cm" text:min-label-width="0.56cm"/>
        <style:text-properties fo:font-family="'Wingdings 2'" style:font-charset="x-symbol" fo:color="#84aa33" fo:font-size="100%"/>
      </text:list-level-style-bullet>
      <text:list-level-style-bullet text:level="5" text:bullet-char="">
        <style:list-level-properties text:space-before="3.416cm" text:min-label-width="0.56cm"/>
        <style:text-properties fo:font-family="'Wingdings 2'" style:font-charset="x-symbol" fo:color="#84aa33" fo:font-size="100%"/>
      </text:list-level-style-bullet>
      <text:list-level-style-bullet text:level="6" text:bullet-char="">
        <style:list-level-properties text:space-before="4.06cm" text:min-label-width="0.56cm"/>
        <style:text-properties fo:font-family="'Wingdings 2'" style:font-charset="x-symbol" fo:color="#84aa33" fo:font-size="100%"/>
      </text:list-level-style-bullet>
      <text:list-level-style-bullet text:level="7" text:bullet-char="">
        <style:list-level-properties text:space-before="4.704cm" text:min-label-width="0.56cm"/>
        <style:text-properties fo:font-family="'Wingdings 2'" style:font-charset="x-symbol" fo:color="#84aa33" fo:font-size="100%"/>
      </text:list-level-style-bullet>
      <text:list-level-style-bullet text:level="8" text:bullet-char="">
        <style:list-level-properties text:space-before="5.32cm" text:min-label-width="0.56cm"/>
        <style:text-properties fo:font-family="'Wingdings 2'" style:font-charset="x-symbol" fo:color="#84aa33" fo:font-size="100%"/>
      </text:list-level-style-bullet>
      <text:list-level-style-bullet text:level="9" text:bullet-char="">
        <style:list-level-properties text:space-before="5.964cm" text:min-label-width="0.56cm"/>
        <style:text-properties fo:font-family="'Wingdings 2'" style:font-charset="x-symbol" fo:color="#84aa3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056cm"/>
        <style:text-properties style:use-window-font-color="true" fo:font-size="45%"/>
      </text:list-level-style-number>
      <text:list-level-style-number text:level="2" style:num-format="">
        <style:list-level-properties text:space-before="1.96cm"/>
        <style:text-properties style:use-window-font-color="true" fo:font-size="45%"/>
      </text:list-level-style-number>
      <text:list-level-style-number text:level="3" style:num-format="">
        <style:list-level-properties text:space-before="2.716cm"/>
        <style:text-properties style:use-window-font-color="true" fo:font-size="45%"/>
      </text:list-level-style-number>
      <text:list-level-style-number text:level="4" style:num-format="">
        <style:list-level-properties text:space-before="3.36cm"/>
        <style:text-properties style:use-window-font-color="true" fo:font-size="45%"/>
      </text:list-level-style-number>
      <text:list-level-style-number text:level="5" style:num-format="">
        <style:list-level-properties text:space-before="3.976cm"/>
        <style:text-properties style:use-window-font-color="true" fo:font-size="45%"/>
      </text:list-level-style-number>
      <text:list-level-style-number text:level="6" style:num-format="">
        <style:list-level-properties text:space-before="4.62cm"/>
        <style:text-properties style:use-window-font-color="true" fo:font-size="45%"/>
      </text:list-level-style-number>
      <text:list-level-style-number text:level="7" style:num-format="">
        <style:list-level-properties text:space-before="5.264cm"/>
        <style:text-properties style:use-window-font-color="true" fo:font-size="45%"/>
      </text:list-level-style-number>
      <text:list-level-style-number text:level="8" style:num-format="">
        <style:list-level-properties text:space-before="5.88cm"/>
        <style:text-properties style:use-window-font-color="true" fo:font-size="45%"/>
      </text:list-level-style-number>
      <text:list-level-style-number text:level="9" style:num-format="">
        <style:list-level-properties text:space-before="6.52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196cm"/>
        <style:text-properties style:use-window-font-color="true" fo:font-size="45%"/>
      </text:list-level-style-number>
      <text:list-level-style-number text:level="2" style:num-format="">
        <style:list-level-properties text:space-before="1.96cm"/>
        <style:text-properties style:use-window-font-color="true" fo:font-size="45%"/>
      </text:list-level-style-number>
      <text:list-level-style-number text:level="3" style:num-format="">
        <style:list-level-properties text:space-before="2.716cm"/>
        <style:text-properties style:use-window-font-color="true" fo:font-size="45%"/>
      </text:list-level-style-number>
      <text:list-level-style-number text:level="4" style:num-format="">
        <style:list-level-properties text:space-before="3.36cm"/>
        <style:text-properties style:use-window-font-color="true" fo:font-size="45%"/>
      </text:list-level-style-number>
      <text:list-level-style-number text:level="5" style:num-format="">
        <style:list-level-properties text:space-before="3.976cm"/>
        <style:text-properties style:use-window-font-color="true" fo:font-size="45%"/>
      </text:list-level-style-number>
      <text:list-level-style-number text:level="6" style:num-format="">
        <style:list-level-properties text:space-before="4.62cm"/>
        <style:text-properties style:use-window-font-color="true" fo:font-size="45%"/>
      </text:list-level-style-number>
      <text:list-level-style-number text:level="7" style:num-format="">
        <style:list-level-properties text:space-before="5.264cm"/>
        <style:text-properties style:use-window-font-color="true" fo:font-size="45%"/>
      </text:list-level-style-number>
      <text:list-level-style-number text:level="8" style:num-format="">
        <style:list-level-properties text:space-before="5.88cm"/>
        <style:text-properties style:use-window-font-color="true" fo:font-size="45%"/>
      </text:list-level-style-number>
      <text:list-level-style-number text:level="9" style:num-format="">
        <style:list-level-properties text:space-before="6.52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">
        <style:list-level-properties text:space-before="0.364cm" text:min-label-width="0.84cm"/>
        <style:text-properties fo:font-family="'Wingdings 2'" style:font-charset="x-symbol" fo:color="#3891a7" fo:font-size="80%"/>
      </text:list-level-style-bullet>
      <text:list-level-style-bullet text:level="2" text:bullet-char="">
        <style:list-level-properties text:space-before="1.12cm" text:min-label-width="0.84cm"/>
        <style:text-properties fo:font-family="'Wingdings 2'" style:font-charset="x-symbol" fo:color="#3891a7" fo:font-size="80%"/>
      </text:list-level-style-bullet>
      <text:list-level-style-bullet text:level="3" text:bullet-char="">
        <style:list-level-properties text:space-before="1.876cm" text:min-label-width="0.84cm"/>
        <style:text-properties fo:font-family="'Wingdings 2'" style:font-charset="x-symbol" fo:color="#3891a7" fo:font-size="80%"/>
      </text:list-level-style-bullet>
      <text:list-level-style-bullet text:level="4" text:bullet-char="">
        <style:list-level-properties text:space-before="2.52cm" text:min-label-width="0.84cm"/>
        <style:text-properties fo:font-family="'Wingdings 2'" style:font-charset="x-symbol" fo:color="#3891a7" fo:font-size="80%"/>
      </text:list-level-style-bullet>
      <text:list-level-style-bullet text:level="5" text:bullet-char="">
        <style:list-level-properties text:space-before="3.136cm" text:min-label-width="0.84cm"/>
        <style:text-properties fo:font-family="'Wingdings 2'" style:font-charset="x-symbol" fo:color="#3891a7" fo:font-size="80%"/>
      </text:list-level-style-bullet>
      <text:list-level-style-bullet text:level="6" text:bullet-char="">
        <style:list-level-properties text:space-before="3.78cm" text:min-label-width="0.84cm"/>
        <style:text-properties fo:font-family="'Wingdings 2'" style:font-charset="x-symbol" fo:color="#3891a7" fo:font-size="80%"/>
      </text:list-level-style-bullet>
      <text:list-level-style-bullet text:level="7" text:bullet-char="">
        <style:list-level-properties text:space-before="4.424cm" text:min-label-width="0.84cm"/>
        <style:text-properties fo:font-family="'Wingdings 2'" style:font-charset="x-symbol" fo:color="#3891a7" fo:font-size="80%"/>
      </text:list-level-style-bullet>
      <text:list-level-style-bullet text:level="8" text:bullet-char="">
        <style:list-level-properties text:space-before="5.04cm" text:min-label-width="0.84cm"/>
        <style:text-properties fo:font-family="'Wingdings 2'" style:font-charset="x-symbol" fo:color="#3891a7" fo:font-size="80%"/>
      </text:list-level-style-bullet>
      <text:list-level-style-bullet text:level="9" text:bullet-char="">
        <style:list-level-properties text:space-before="5.684cm" text:min-label-width="0.84cm"/>
        <style:text-properties fo:font-family="'Wingdings 2'" style:font-charset="x-symbol" fo:color="#3891a7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14cm"/>
        <style:text-properties style:use-window-font-color="true" fo:font-size="45%"/>
      </text:list-level-style-number>
      <text:list-level-style-number text:level="2" style:num-format="">
        <style:list-level-properties text:space-before="1.96cm"/>
        <style:text-properties style:use-window-font-color="true" fo:font-size="45%"/>
      </text:list-level-style-number>
      <text:list-level-style-number text:level="3" style:num-format="">
        <style:list-level-properties text:space-before="2.716cm"/>
        <style:text-properties style:use-window-font-color="true" fo:font-size="45%"/>
      </text:list-level-style-number>
      <text:list-level-style-number text:level="4" style:num-format="">
        <style:list-level-properties text:space-before="3.36cm"/>
        <style:text-properties style:use-window-font-color="true" fo:font-size="45%"/>
      </text:list-level-style-number>
      <text:list-level-style-number text:level="5" style:num-format="">
        <style:list-level-properties text:space-before="3.976cm"/>
        <style:text-properties style:use-window-font-color="true" fo:font-size="45%"/>
      </text:list-level-style-number>
      <text:list-level-style-number text:level="6" style:num-format="">
        <style:list-level-properties text:space-before="4.62cm"/>
        <style:text-properties style:use-window-font-color="true" fo:font-size="45%"/>
      </text:list-level-style-number>
      <text:list-level-style-number text:level="7" style:num-format="">
        <style:list-level-properties text:space-before="5.264cm"/>
        <style:text-properties style:use-window-font-color="true" fo:font-size="45%"/>
      </text:list-level-style-number>
      <text:list-level-style-number text:level="8" style:num-format="">
        <style:list-level-properties text:space-before="5.88cm"/>
        <style:text-properties style:use-window-font-color="true" fo:font-size="45%"/>
      </text:list-level-style-number>
      <text:list-level-style-number text:level="9" style:num-format="">
        <style:list-level-properties text:space-before="6.52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6cm"/>
        <style:text-properties style:use-window-font-color="true" fo:font-size="45%"/>
      </text:list-level-style-number>
      <text:list-level-style-number text:level="3" style:num-format="">
        <style:list-level-properties text:space-before="2.716cm"/>
        <style:text-properties style:use-window-font-color="true" fo:font-size="45%"/>
      </text:list-level-style-number>
      <text:list-level-style-number text:level="4" style:num-format="">
        <style:list-level-properties text:space-before="3.36cm"/>
        <style:text-properties style:use-window-font-color="true" fo:font-size="45%"/>
      </text:list-level-style-number>
      <text:list-level-style-number text:level="5" style:num-format="">
        <style:list-level-properties text:space-before="3.976cm"/>
        <style:text-properties style:use-window-font-color="true" fo:font-size="45%"/>
      </text:list-level-style-number>
      <text:list-level-style-number text:level="6" style:num-format="">
        <style:list-level-properties text:space-before="4.62cm"/>
        <style:text-properties style:use-window-font-color="true" fo:font-size="45%"/>
      </text:list-level-style-number>
      <text:list-level-style-number text:level="7" style:num-format="">
        <style:list-level-properties text:space-before="5.264cm"/>
        <style:text-properties style:use-window-font-color="true" fo:font-size="45%"/>
      </text:list-level-style-number>
      <text:list-level-style-number text:level="8" style:num-format="">
        <style:list-level-properties text:space-before="5.88cm"/>
        <style:text-properties style:use-window-font-color="true" fo:font-size="45%"/>
      </text:list-level-style-number>
      <text:list-level-style-number text:level="9" style:num-format="">
        <style:list-level-properties text:space-before="6.52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frame draw:name="ヘッダー プレースホルダ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日付プレースホルダ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フッター プレースホルダ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スライド番号プレースホルダ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193cm" svg:height="6.147cm" svg:x="1.839cm" svg:y="2.791cm" draw:page-number="1"/>
      <draw:page-thumbnail draw:layer="backgroundobjects" svg:width="8.193cm" svg:height="6.147cm" svg:x="11.553cm" svg:y="2.791cm"/>
      <draw:page-thumbnail draw:layer="backgroundobjects" svg:width="8.193cm" svg:height="6.147cm" svg:x="1.839cm" svg:y="10.892cm"/>
      <draw:page-thumbnail draw:layer="backgroundobjects" svg:width="8.193cm" svg:height="6.147cm" svg:x="11.553cm" svg:y="10.892cm"/>
      <draw:page-thumbnail draw:layer="backgroundobjects" svg:width="8.193cm" svg:height="6.147cm" svg:x="1.839cm" svg:y="18.993cm"/>
      <draw:page-thumbnail draw:layer="backgroundobjects" svg:width="8.193cm" svg:height="6.147cm" svg:x="11.553cm" svg:y="18.993cm"/>
    </style:handout-master>
    <style:master-page style:name="Master1-フレッシュ" style:page-layout-name="PM1" draw:style-name="Mdp1">
      <draw:custom-shape draw:name="パイ 6" draw:style-name="Mgr3" draw:text-style-name="MP3" draw:layer="backgroundobjects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7" draw:style-name="Mgr4" draw:text-style-name="MP3" draw:layer="backgroundobjects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10" draw:style-name="Mgr5" draw:text-style-name="MP3" draw:layer="backgroundobjects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11" draw:style-name="Mgr6" draw:text-style-name="MP3" draw:layer="backgroundobjects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frame draw:name="タイトル プレースホルダ 4" presentation:style-name="Mpr1" draw:text-style-name="MP3" draw:layer="backgroundobjects" svg:width="22.961cm" svg:height="3.5cm" svg:x="4.396cm" svg:y="0.841cm" presentation:class="title">
        <draw:text-box>
          <text:p text:style-name="MP4"><text:span text:style-name="MT2">マスタ タイトルの書式設定</text:span></text:p>
        </draw:text-box>
      </draw:frame>
      <draw:frame draw:name="テキスト プレースホルダ 8" presentation:style-name="Mpr2" draw:text-style-name="MP3" draw:layer="backgroundobjects" svg:width="22.961cm" svg:height="14.699cm" svg:x="4.396cm" svg:y="4.433cm" presentation:class="outline">
        <draw:text-box>
          <text:list text:style-name="ML2">
            <text:list-item>
              <text:p text:style-name="MP5"><text:span text:style-name="MT3">マスタ テキストの書式設定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23" presentation:style-name="Mpr3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9" presentation:style-name="Mpr3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21" presentation:style-name="Mpr4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draw:custom-shape draw:name="正方形/長方形 14" draw:style-name="Mgr7" draw:text-style-name="MP3" draw:layer="backgroundobjects" svg:width="0.224cm" svg:height="20.999cm" svg:x="3.108cm" svg:y="0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スライド イメージ プレースホルダ 1" presentation:style-name="Master1-フレッシュ-title" draw:layer="backgroundobjects" svg:width="13.968cm" svg:height="10.476cm" svg:x="3.81cm" svg:y="2.123cm" presentation:class="page"/>
        <draw:frame draw:name="ノート プレースホルダ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7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1-title-タイトル-スライド" style:page-layout-name="PM1" draw:style-name="Mdp2">
      <draw:custom-shape draw:name="パイ 10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11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12" draw:style-name="Mgr8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14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15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タイトル 13" presentation:style-name="Mpr8" draw:text-style-name="MP3" draw:layer="backgroundobjects" svg:width="22.681cm" svg:height="4.508cm" svg:x="4.387cm" svg:y="1.102cm" presentation:class="title">
        <draw:text-box>
          <text:p text:style-name="MP4"><text:span text:style-name="MT2">マスタ タイトルの書式設定</text:span></text:p>
        </draw:text-box>
      </draw:frame>
      <draw:frame draw:name="サブタイトル 21" presentation:style-name="Mpr9" draw:text-style-name="MP3" draw:layer="backgroundobjects" svg:width="22.681cm" svg:height="5.366cm" svg:x="4.387cm" svg:y="5.665cm" presentation:class="subtitle">
        <draw:text-box>
          <text:p text:style-name="MP11"><text:span text:style-name="MT9">マスタ サブタイトルの書式設定</text:span></text:p>
        </draw:text-box>
      </draw:frame>
      <draw:frame draw:name="日付プレースホルダ 6" presentation:style-name="Mpr10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19" presentation:style-name="Mpr10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9" presentation:style-name="Mpr11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draw:custom-shape draw:name="円/楕円 7" draw:style-name="Mgr9" draw:text-style-name="MP3" draw:layer="backgroundobjects" svg:width="0.644cm" svg:height="0.644cm" svg:x="2.822cm" svg:y="4.329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円/楕円 8" draw:style-name="Mgr10" draw:text-style-name="MP3" draw:layer="backgroundobjects" svg:width="0.196cm" svg:height="0.196cm" svg:x="3.544cm" svg:y="4.11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presentation:notes style:page-layout-name="PM0">
        <draw:page-thumbnail draw:name="スライド イメージ プレースホルダ 1" presentation:style-name="Master1-Layout1-title-タイトル-スライド-title" draw:layer="backgroundobjects" svg:width="13.968cm" svg:height="10.476cm" svg:x="3.81cm" svg:y="2.123cm" presentation:class="page"/>
        <draw:frame draw:name="ノート プレースホルダ 2" presentation:style-name="Mpr1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1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1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1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14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2-obj-タイトルとコンテンツ" style:page-layout-name="PM1" draw:style-name="Mdp3">
      <draw:custom-shape draw:name="パイ 6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7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8" draw:style-name="Mgr11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9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10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タイトル 1" presentation:style-name="Mpr15" draw:text-style-name="MP3" draw:layer="backgroundobjects" svg:width="22.961cm" svg:height="3.5cm" svg:x="4.396cm" svg:y="0.841cm" presentation:class="title">
        <draw:text-box>
          <text:p text:style-name="MP4"><text:span text:style-name="MT2">マスタ タイトルの書式設定</text:span></text:p>
        </draw:text-box>
      </draw:frame>
      <draw:frame draw:name="コンテンツ プレースホルダ 2" presentation:style-name="Mpr16" draw:text-style-name="MP3" draw:layer="backgroundobjects" svg:width="22.961cm" svg:height="14.699cm" svg:x="4.396cm" svg:y="4.433cm" presentation:class="title">
        <draw:text-box>
          <text:list text:style-name="ML2">
            <text:list-item>
              <text:p text:style-name="MP5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日付プレースホルダ 3" presentation:style-name="Mpr17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4" presentation:style-name="Mpr17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5" presentation:style-name="Mpr18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2-obj-タイトルとコンテンツ-title" draw:layer="backgroundobjects" svg:width="13.968cm" svg:height="10.476cm" svg:x="3.81cm" svg:y="2.123cm" presentation:class="page"/>
        <draw:frame draw:name="ノート プレースホルダ 2" presentation:style-name="Mpr1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2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2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21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21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3-secHead-セクション見出し" style:page-layout-name="PM1" draw:style-name="Mdp4">
      <draw:custom-shape draw:name="正方形/長方形 6" draw:style-name="Mgr6" draw:text-style-name="MP3" draw:layer="backgroundobjects" svg:width="21.001cm" svg:height="20.999cm" svg:x="6.991cm" svg:y="0cm">
        <text:p/>
        <draw:enhanced-geometry svg:viewBox="0 0 21600 21600" draw:type="non-primitive" draw:enhanced-path="M 0 0 L 21600 0 21600 21600 0 21600 Z N"/>
      </draw:custom-shape>
      <draw:frame draw:name="タイトル 1" presentation:style-name="Mpr22" draw:text-style-name="MP3" draw:layer="backgroundobjects" svg:width="19.601cm" svg:height="7cm" svg:x="7.896cm" svg:y="7.962cm" presentation:class="title">
        <draw:text-box>
          <text:p text:style-name="MP12"><text:span text:style-name="MT10">マスタ タイトルの書式設定</text:span></text:p>
        </draw:text-box>
      </draw:frame>
      <draw:frame draw:name="テキスト プレースホルダ 2" presentation:style-name="Mpr23" draw:text-style-name="MP3" draw:layer="backgroundobjects" svg:width="19.601cm" svg:height="4.623cm" svg:x="7.896cm" svg:y="3.267cm" presentation:class="outline">
        <draw:text-box>
          <text:list text:style-name="ML8">
            <text:list-item>
              <text:p text:style-name="MP13"><text:span text:style-name="MT11">マスタ テキストの書式設定</text:span></text:p>
            </text:list-item>
          </text:list>
        </draw:text-box>
      </draw:frame>
      <draw:frame draw:name="日付プレースホルダ 3" presentation:style-name="Mpr24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4" presentation:style-name="Mpr24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5" presentation:style-name="Mpr25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draw:custom-shape draw:name="正方形/長方形 9" draw:style-name="Mgr7" draw:text-style-name="MP3" draw:layer="backgroundobjects" svg:width="0.233cm" svg:height="20.999cm" svg:x="7cm" svg:y="0cm">
        <text:p/>
        <draw:enhanced-geometry svg:viewBox="0 0 21600 21600" draw:type="non-primitive" draw:enhanced-path="M 0 0 L 21600 0 21600 21600 0 21600 Z N"/>
      </draw:custom-shape>
      <draw:custom-shape draw:name="円/楕円 7" draw:style-name="Mgr12" draw:text-style-name="MP3" draw:layer="backgroundobjects" svg:width="0.644cm" svg:height="0.644cm" svg:x="6.652cm" svg:y="8.61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円/楕円 8" draw:style-name="Mgr10" draw:text-style-name="MP3" draw:layer="backgroundobjects" svg:width="0.196cm" svg:height="0.196cm" svg:x="7.374cm" svg:y="8.40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presentation:notes style:page-layout-name="PM0">
        <draw:page-thumbnail draw:name="スライド イメージ プレースホルダ 1" presentation:style-name="Master1-Layout3-secHead-セクション見出し-title" draw:layer="backgroundobjects" svg:width="13.968cm" svg:height="10.476cm" svg:x="3.81cm" svg:y="2.123cm" presentation:class="page"/>
        <draw:frame draw:name="ノート プレースホルダ 2" presentation:style-name="Mpr2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2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28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4-twoObj-2-つのコンテンツ" style:page-layout-name="PM1" draw:style-name="Mdp5">
      <draw:custom-shape draw:name="パイ 7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8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9" draw:style-name="Mgr13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10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11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タイトル 1" presentation:style-name="Mpr29" draw:text-style-name="MP3" draw:layer="backgroundobjects" svg:width="22.961cm" svg:height="3.5cm" svg:x="4.396cm" svg:y="0.84cm" presentation:class="title">
        <draw:text-box>
          <text:p text:style-name="MP4"><text:span text:style-name="MT2">マスタ タイトルの書式設定</text:span></text:p>
        </draw:text-box>
      </draw:frame>
      <draw:frame draw:name="コンテンツ プレースホルダ 2" presentation:style-name="Mpr30" draw:text-style-name="MP3" draw:layer="backgroundobjects" svg:width="11.201cm" svg:height="14.279cm" svg:x="4.396cm" svg:y="4.666cm" presentation:class="title">
        <draw:text-box>
          <text:list text:style-name="ML2">
            <text:list-item>
              <text:p text:style-name="MP5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6">第 </text:span><text:span text:style-name="MT6">3 </text:span><text:span text:style-name="MT6">レベル</text:span><text:span text:style-name="MT6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コンテンツ プレースホルダ 3" presentation:style-name="Mpr30" draw:text-style-name="MP3" draw:layer="backgroundobjects" svg:width="11.201cm" svg:height="14.279cm" svg:x="16.157cm" svg:y="4.666cm" presentation:class="title">
        <draw:text-box>
          <text:list text:style-name="ML2">
            <text:list-item>
              <text:p text:style-name="MP5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6">第 </text:span><text:span text:style-name="MT6">3 </text:span><text:span text:style-name="MT6">レベル</text:span><text:span text:style-name="MT6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日付プレースホルダ 4" presentation:style-name="Mpr31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5" presentation:style-name="Mpr31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6" presentation:style-name="Mpr32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4-twoObj-2-つのコンテンツ-title" draw:layer="backgroundobjects" svg:width="13.968cm" svg:height="10.476cm" svg:x="3.81cm" svg:y="2.123cm" presentation:class="page"/>
        <draw:frame draw:name="ノート プレースホルダ 2" presentation:style-name="Mpr3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3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35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5-twoTxTwoObj-比較" style:page-layout-name="PM1" draw:style-name="Mdp6">
      <draw:frame draw:name="タイトル 1" presentation:style-name="Mpr36" draw:text-style-name="MP3" draw:layer="backgroundobjects" svg:width="25.202cm" svg:height="3.5cm" svg:x="1.4cm" svg:y="15.801cm" presentation:class="title">
        <draw:text-box>
          <text:p text:style-name="MP10"><text:span text:style-name="MT13">マスタ タイトルの書式設定</text:span></text:p>
        </draw:text-box>
      </draw:frame>
      <draw:frame draw:name="テキスト プレースホルダ 2" presentation:style-name="Mpr37" draw:text-style-name="MP3" draw:layer="backgroundobjects" svg:width="12.321cm" svg:height="1.96cm" svg:x="1.4cm" svg:y="1.005cm" presentation:class="outline">
        <draw:text-box>
          <text:list text:style-name="ML9">
            <text:list-item>
              <text:p text:style-name="MP14"><text:span text:style-name="MT14">マスタ テキストの書式設定</text:span></text:p>
            </text:list-item>
          </text:list>
        </draw:text-box>
      </draw:frame>
      <draw:frame draw:name="テキスト プレースホルダ 3" presentation:style-name="Mpr37" draw:text-style-name="MP3" draw:layer="backgroundobjects" svg:width="12.321cm" svg:height="1.96cm" svg:x="14.281cm" svg:y="1.005cm" presentation:class="outline">
        <draw:text-box>
          <text:list text:style-name="ML9">
            <text:list-item>
              <text:p text:style-name="MP14"><text:span text:style-name="MT14">マスタ テキストの書式設定</text:span></text:p>
            </text:list-item>
          </text:list>
        </draw:text-box>
      </draw:frame>
      <draw:frame draw:name="コンテンツ プレースホルダ 4" presentation:style-name="Mpr38" draw:text-style-name="MP3" draw:layer="backgroundobjects" svg:width="12.321cm" svg:height="12.599cm" svg:x="1.4cm" svg:y="2.968cm" presentation:class="title">
        <draw:text-box>
          <text:list text:style-name="ML10">
            <text:list-item>
              <text:p text:style-name="MP15"><text:span text:style-name="MT5">マスタ テキストの書式設定</text:span><text:span text:style-name="MT5"><text:line-break/></text:span><text:span text:style-name="MT6">第 </text:span><text:span text:style-name="MT6">2 </text:span><text:span text:style-name="MT6">レベル</text:span><text:span text:style-name="MT6"><text:line-break/></text:span><text:span text:style-name="MT12">第 </text:span><text:span text:style-name="MT12">3 </text:span><text:span text:style-name="MT12">レベル</text:span><text:span text:style-name="MT12"><text:line-break/></text:span><text:span text:style-name="MT15">第 </text:span><text:span text:style-name="MT15">4 </text:span><text:span text:style-name="MT15">レベル</text:span><text:span text:style-name="MT15"><text:line-break/></text:span><text:span text:style-name="MT15">第 </text:span><text:span text:style-name="MT15">5 </text:span><text:span text:style-name="MT15">レベル</text:span></text:p>
            </text:list-item>
          </text:list>
        </draw:text-box>
      </draw:frame>
      <draw:frame draw:name="コンテンツ プレースホルダ 5" presentation:style-name="Mpr38" draw:text-style-name="MP3" draw:layer="backgroundobjects" svg:width="12.321cm" svg:height="12.599cm" svg:x="14.281cm" svg:y="2.968cm" presentation:class="title">
        <draw:text-box>
          <text:list text:style-name="ML10">
            <text:list-item>
              <text:p text:style-name="MP15"><text:span text:style-name="MT5">マスタ テキストの書式設定</text:span><text:span text:style-name="MT5"><text:line-break/></text:span><text:span text:style-name="MT6">第 </text:span><text:span text:style-name="MT6">2 </text:span><text:span text:style-name="MT6">レベル</text:span><text:span text:style-name="MT6"><text:line-break/></text:span><text:span text:style-name="MT12">第 </text:span><text:span text:style-name="MT12">3 </text:span><text:span text:style-name="MT12">レベル</text:span><text:span text:style-name="MT12"><text:line-break/></text:span><text:span text:style-name="MT15">第 </text:span><text:span text:style-name="MT15">4 </text:span><text:span text:style-name="MT15">レベル</text:span><text:span text:style-name="MT15"><text:line-break/></text:span><text:span text:style-name="MT15">第 </text:span><text:span text:style-name="MT15">5 </text:span><text:span text:style-name="MT15">レベル</text:span></text:p>
            </text:list-item>
          </text:list>
        </draw:text-box>
      </draw:frame>
      <draw:frame draw:name="日付プレースホルダ 6" presentation:style-name="Mpr39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7" presentation:style-name="Mpr39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8" presentation:style-name="Mpr40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5-twoTxTwoObj-比較-title" draw:layer="backgroundobjects" svg:width="13.968cm" svg:height="10.476cm" svg:x="3.81cm" svg:y="2.123cm" presentation:class="page"/>
        <draw:frame draw:name="ノート プレースホルダ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4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4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4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43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6-titleOnly-タイトルのみ" style:page-layout-name="PM1" draw:style-name="Mdp7">
      <draw:custom-shape draw:name="パイ 5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6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7" draw:style-name="Mgr14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8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9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タイトル 1" presentation:style-name="Mpr44" draw:text-style-name="MP3" draw:layer="backgroundobjects" svg:width="22.961cm" svg:height="3.5cm" svg:x="4.396cm" svg:y="0.84cm" presentation:class="title">
        <draw:text-box>
          <text:p text:style-name="MP4"><text:span text:style-name="MT2">マスタ タイトルの書式設定</text:span></text:p>
        </draw:text-box>
      </draw:frame>
      <draw:frame draw:name="日付プレースホルダ 2" presentation:style-name="Mpr45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3" presentation:style-name="Mpr45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4" presentation:style-name="Mpr46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6-titleOnly-タイトルのみ-title" draw:layer="backgroundobjects" svg:width="13.968cm" svg:height="10.476cm" svg:x="3.81cm" svg:y="2.123cm" presentation:class="page"/>
        <draw:frame draw:name="ノート プレースホルダ 2" presentation:style-name="Mpr4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48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48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4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49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7-blank-白紙" style:page-layout-name="PM1" draw:style-name="Mdp8">
      <draw:custom-shape draw:name="正方形/長方形 4" draw:style-name="Mgr6" draw:text-style-name="MP3" draw:layer="backgroundobjects" svg:width="24.89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日付プレースホルダ 1" presentation:style-name="Mpr50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2" presentation:style-name="Mpr50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3" presentation:style-name="Mpr51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draw:custom-shape draw:name="正方形/長方形 5" draw:style-name="Mgr7" draw:text-style-name="MP3" draw:layer="backgroundobjects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presentation:style-name="Master1-Layout7-blank-白紙-title" draw:layer="backgroundobjects" svg:width="25.2cm" svg:height="3.505cm" svg:x="1.4cm" svg:y="0.837cm" presentation:class="title" presentation:placeholder="true">
        <draw:text-box/>
      </draw:frame>
      <draw:frame presentation:style-name="Master1-Layout7-blank-白紙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draw:name="スライド イメージ プレースホルダ 1" presentation:style-name="Master1-Layout7-blank-白紙-title" draw:layer="backgroundobjects" svg:width="13.968cm" svg:height="10.476cm" svg:x="3.81cm" svg:y="2.123cm" presentation:class="page"/>
        <draw:frame draw:name="ノート プレースホルダ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5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5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5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54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8-objTx-タイトル付きのコンテンツ" style:page-layout-name="PM1" draw:style-name="Mdp9">
      <draw:frame draw:name="タイトル 1" presentation:style-name="Mpr55" draw:text-style-name="MP3" draw:layer="backgroundobjects" svg:width="11.667cm" svg:height="3.558cm" svg:x="1.4cm" svg:y="0.664cm" presentation:class="title">
        <draw:text-box>
          <text:p text:style-name="MP16"><text:span text:style-name="MT16">マスタ タイトルの書式設定</text:span></text:p>
        </draw:text-box>
      </draw:frame>
      <draw:frame draw:name="テキスト プレースホルダ 2" presentation:style-name="Mpr56" draw:text-style-name="MP3" draw:layer="backgroundobjects" svg:width="11.667cm" svg:height="2.139cm" svg:x="1.4cm" svg:y="4.308cm" presentation:class="outline">
        <draw:text-box>
          <text:list text:style-name="ML11">
            <text:list-item>
              <text:p text:style-name="MP17"><text:span text:style-name="MT17">マスタ テキストの書式設定</text:span></text:p>
            </text:list-item>
          </text:list>
        </draw:text-box>
      </draw:frame>
      <draw:frame draw:name="コンテンツ プレースホルダ 3" presentation:style-name="Mpr57" draw:text-style-name="MP3" draw:layer="backgroundobjects" svg:width="24.968cm" svg:height="12.225cm" svg:x="1.4cm" svg:y="6.533cm" presentation:class="title">
        <draw:text-box>
          <text:list text:style-name="ML2">
            <text:list-item>
              <text:p text:style-name="MP5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日付プレースホルダ 4" presentation:style-name="Mpr58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5" presentation:style-name="Mpr58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6" presentation:style-name="Mpr59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8-objTx-タイトル付きのコンテンツ-title" draw:layer="backgroundobjects" svg:width="13.968cm" svg:height="10.476cm" svg:x="3.81cm" svg:y="2.123cm" presentation:class="page"/>
        <draw:frame draw:name="ノート プレースホルダ 2" presentation:style-name="Mpr6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6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6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9-picTx-タイトル付きの図" style:page-layout-name="PM1" draw:style-name="Mdp10">
      <draw:frame draw:name="タイトル 1" presentation:style-name="Mpr63" draw:text-style-name="MP3" draw:layer="backgroundobjects" svg:width="8.401cm" svg:height="6.066cm" svg:x="18.027cm" svg:y="3.267cm" presentation:class="title">
        <draw:text-box>
          <text:p text:style-name="MP4"><text:span text:style-name="MT18">マスタ タイトルの書式設定</text:span></text:p>
        </draw:text-box>
      </draw:frame>
      <draw:frame draw:name="日付プレースホルダ 4" presentation:style-name="Mpr64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5" presentation:style-name="Mpr64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6" presentation:style-name="Mpr65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draw:custom-shape draw:name="正方形/長方形 7" draw:style-name="Mgr15" draw:text-style-name="MP3" draw:layer="backgroundobjects" svg:width="14.001cm" svg:height="13.999cm" svg:x="2.333cm" svg:y="3.267cm">
        <text:p/>
        <draw:enhanced-geometry svg:viewBox="0 0 21600 21600" draw:type="non-primitive" draw:enhanced-path="M 0 0 L 21600 0 21600 21600 0 21600 Z N"/>
      </draw:custom-shape>
      <draw:frame draw:name="図プレースホルダ 2" presentation:style-name="Mpr66" draw:text-style-name="MP3" draw:layer="backgroundobjects" svg:width="13.534cm" svg:height="10.761cm" svg:x="2.567cm" svg:y="3.5cm" presentation:class="title">
        <draw:text-box>
          <text:p text:style-name="MP18"><text:span text:style-name="MT3">アイコンをクリックして図を追加</text:span></text:p>
        </draw:text-box>
      </draw:frame>
      <draw:custom-shape draw:name="フローチャート: 処理 8" draw:style-name="Mgr16" draw:text-style-name="MP3" draw:layer="backgroundobjects" svg:width="2.1cm" svg:height="0.626cm" draw:transform="rotate (0.619940950308269) translate (1.229cm 3.59cm)">
        <text:p/>
        <draw:enhanced-geometry svg:viewBox="0 0 1 1" draw:text-areas="?f8 ?f10 ?f9 ?f11" draw:type="non-primitive" draw:enhanced-path="M 0 0 L 1 0 1 1 0 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"/>
          <draw:equation draw:name="f7" draw:formula="?f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フローチャート: 処理 9" draw:style-name="Mgr17" draw:text-style-name="MP3" draw:layer="backgroundobjects" svg:width="1.988cm" svg:height="0.627cm" draw:transform="rotate (0.611912435749096) translate (15.317cm 3.496cm)">
        <text:p/>
        <draw:enhanced-geometry svg:viewBox="0 0 1 1" draw:mirror-horizontal="true" draw:text-areas="?f8 ?f10 ?f9 ?f11" draw:type="non-primitive" draw:enhanced-path="M 0 0 L 1 0 1 1 0 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"/>
          <draw:equation draw:name="f7" draw:formula="?f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テキスト プレースホルダ 3" presentation:style-name="Mpr67" draw:text-style-name="MP3" draw:layer="backgroundobjects" svg:width="13.534cm" svg:height="2.333cm" svg:x="2.567cm" svg:y="14.699cm" presentation:class="outline">
        <draw:text-box>
          <text:list text:style-name="ML12">
            <text:list-item>
              <text:p text:style-name="MP19"><text:span text:style-name="MT19">マスタ テキストの書式設定</text:span></text:p>
            </text:list-item>
          </text:list>
        </draw:text-box>
      </draw:frame>
      <presentation:notes style:page-layout-name="PM0">
        <draw:page-thumbnail draw:name="スライド イメージ プレースホルダ 1" presentation:style-name="Master1-Layout9-picTx-タイトル付きの図-title" draw:layer="backgroundobjects" svg:width="13.968cm" svg:height="10.476cm" svg:x="3.81cm" svg:y="2.123cm" presentation:class="page"/>
        <draw:frame draw:name="ノート プレースホルダ 2" presentation:style-name="Mpr6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7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70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10-vertTx-タイトルと縦書きテキスト" style:page-layout-name="PM1" draw:style-name="Mdp11">
      <draw:custom-shape draw:name="パイ 6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7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8" draw:style-name="Mgr18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9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10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タイトル 1" presentation:style-name="Mpr71" draw:text-style-name="MP3" draw:layer="backgroundobjects" svg:width="22.961cm" svg:height="3.5cm" svg:x="4.396cm" svg:y="0.841cm" presentation:class="title">
        <draw:text-box>
          <text:p text:style-name="MP4"><text:span text:style-name="MT2">マスタ タイトルの書式設定</text:span></text:p>
        </draw:text-box>
      </draw:frame>
      <draw:frame draw:name="縦書きテキスト プレースホルダ 2" presentation:style-name="Mpr72" draw:text-style-name="MP20" draw:layer="backgroundobjects" svg:width="22.961cm" svg:height="14.699cm" svg:x="4.396cm" svg:y="4.433cm" presentation:class="outline">
        <draw:text-box>
          <text:list text:style-name="ML2">
            <text:list-item>
              <text:p text:style-name="MP5"><text:span text:style-name="MT3">マスタ テキストの書式設定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73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4" presentation:style-name="Mpr73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5" presentation:style-name="Mpr74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10-vertTx-タイトルと縦書きテキスト-title" draw:layer="backgroundobjects" svg:width="13.968cm" svg:height="10.476cm" svg:x="3.81cm" svg:y="2.123cm" presentation:class="page"/>
        <draw:frame draw:name="ノート プレースホルダ 2" presentation:style-name="Mpr7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7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7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7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77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11-vertTitleAndTx-縦書きタイトルと縦書きテキスト" style:page-layout-name="PM1" draw:style-name="Mdp12">
      <draw:custom-shape draw:name="パイ 6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7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8" draw:style-name="Mgr19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9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10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縦書きタイトル 1" presentation:style-name="Mpr78" draw:text-style-name="MP20" draw:layer="backgroundobjects" svg:width="5.6cm" svg:height="17.917cm" svg:x="21.001cm" svg:y="0.841cm" presentation:class="title">
        <draw:text-box>
          <text:p text:style-name="MP4"><text:span text:style-name="MT2">マスタ タイトルの書式設定</text:span></text:p>
        </draw:text-box>
      </draw:frame>
      <draw:frame draw:name="縦書きテキスト プレースホルダ 2" presentation:style-name="Mpr79" draw:text-style-name="MP20" draw:layer="backgroundobjects" svg:width="17.034cm" svg:height="17.917cm" svg:x="3.5cm" svg:y="0.841cm" presentation:class="outline">
        <draw:text-box>
          <text:list text:style-name="ML2">
            <text:list-item>
              <text:p text:style-name="MP5"><text:span text:style-name="MT3">マスタ テキストの書式設定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80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4" presentation:style-name="Mpr80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5" presentation:style-name="Mpr81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11-vertTitleAndTx-縦書きタイトルと縦書きテキスト-title" draw:layer="backgroundobjects" svg:width="13.968cm" svg:height="10.476cm" svg:x="3.81cm" svg:y="2.123cm" presentation:class="page"/>
        <draw:frame draw:name="ノート プレースホルダ 2" presentation:style-name="Mpr8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8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8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8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84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title>CPU実験mul4班</dc:title>
    <meta:initial-creator>Koko MUROYA</meta:initial-creator>
    <dc:creator>Koko MUROYA</dc:creator>
    <meta:creation-date>2012-10-08T23:00:43Z</meta:creation-date>
    <dc:date>2012-10-09T12:36:51</dc:date>
    <meta:editing-cycles>14</meta:editing-cycles>
    <meta:editing-duration>PT2H48S</meta:editing-duration>
    <meta:document-statistic meta:object-count="254"/>
    <meta:template xlink:type="simple" xlink:actuate="onRequest" xlink:title="" xlink:href="Solstice"/>
  </office:meta>
</office:document-meta>
</file>